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P8" style:family="paragraph" style:parent-style-name="Standard">
      <style:paragraph-properties fo:break-before="auto" fo:line-height="115%" fo:margin-top="0cm" fo:margin-bottom="0cm" style:writing-mode="lr-tb"/>
    </style:style>
    <style:style style:name="T8_1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>
      <style:text-properties style:font-name="Cambria" style:font-name-asian="Cambria" style:font-name-complex="Cambria"/>
    </style:style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style:font-name="Cambria" style:font-name-asian="Cambria" style:font-name-complex="Cambria"/>
    </style:style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>
      <style:text-properties style:font-name="Cambria" style:font-name-asian="Cambria" style:font-name-complex="Cambria"/>
    </style:style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>
      <style:text-properties fo:font-weight="bold" style:font-weight-asian="bold" style:font-weight-complex="bold"/>
    </style:style>
    <style:style style:name="T21_8" style:family="text">
      <style:text-properties fo:font-weight="bold" style:font-weight-asian="bold" style:font-weight-complex="bold"/>
    </style:style>
    <style:style style:name="T21_9" style:family="text">
      <style:text-properties fo:font-weight="bold" style:font-weight-asian="bold" style:font-weight-complex="bold"/>
    </style:style>
    <style:style style:name="T21_10" style:family="text">
      <style:text-properties fo:font-weight="bold" style:font-weight-asian="bold" style:font-weight-complex="bold"/>
    </style:style>
    <style:style style:name="T21_11" style:family="text">
      <style:text-properties fo:font-weight="bold" style:font-weight-asian="bold" style:font-weight-complex="bold"/>
    </style:style>
    <style:style style:name="T21_12" style:family="text">
      <style:text-properties fo:font-weight="bold" style:font-weight-asian="bold" style:font-weight-complex="bold"/>
    </style:style>
    <style:style style:name="T21_13" style:family="text">
      <style:text-properties fo:font-weight="bold" style:font-weight-asian="bold" style:font-weight-complex="bold"/>
    </style:style>
    <style:style style:name="T21_14" style:family="text">
      <style:text-properties fo:font-weight="bold" style:font-weight-asian="bold" style:font-weight-complex="bold"/>
    </style:style>
    <style:style style:name="T21_15" style:family="text">
      <style:text-properties fo:font-weight="bold" style:font-weight-asian="bold" style:font-weight-complex="bold"/>
    </style:style>
    <style:style style:name="T21_16" style:family="text">
      <style:text-properties fo:font-weight="bold" style:font-weight-asian="bold" style:font-weight-complex="bold"/>
    </style:style>
    <style:style style:name="T21_17" style:family="text">
      <style:text-properties fo:font-weight="bold" style:font-weight-asian="bold" style:font-weight-complex="bold"/>
    </style:style>
    <style:style style:name="T21_18" style:family="text">
      <style:text-properties fo:font-weight="bold" style:font-weight-asian="bold" style:font-weight-complex="bold"/>
    </style:style>
    <style:style style:name="T21_19" style:family="text">
      <style:text-properties fo:font-weight="bold" style:font-weight-asian="bold" style:font-weight-complex="bold"/>
    </style:style>
    <style:style style:name="T21_20" style:family="text">
      <style:text-properties fo:font-weight="bold" style:font-weight-asian="bold" style:font-weight-complex="bold"/>
    </style:style>
    <style:style style:name="T21_21" style:family="text">
      <style:text-properties fo:font-weight="bold" style:font-weight-asian="bold" style:font-weight-complex="bold"/>
    </style:style>
    <style:style style:name="T21_22" style:family="text">
      <style:text-properties fo:font-weight="bold" style:font-weight-asian="bold" style:font-weight-complex="bold"/>
    </style:style>
    <style:style style:name="T21_23" style:family="text">
      <style:text-properties fo:font-weight="bold" style:font-weight-asian="bold" style:font-weight-complex="bold"/>
    </style:style>
    <style:style style:name="T21_24" style:family="text">
      <style:text-properties fo:font-weight="bold" style:font-weight-asian="bold" style:font-weight-complex="bold"/>
    </style:style>
    <style:style style:name="T21_25" style:family="text">
      <style:text-properties fo:font-weight="bold" style:font-weight-asian="bold" style:font-weight-complex="bold"/>
    </style:style>
    <style:style style:name="T21_26" style:family="text">
      <style:text-properties fo:font-weight="bold" style:font-weight-asian="bold" style:font-weight-complex="bold"/>
    </style:style>
    <style:style style:name="T21_27" style:family="text">
      <style:text-properties fo:font-weight="bold" style:font-weight-asian="bold" style:font-weight-complex="bold"/>
    </style:style>
    <style:style style:name="T21_28" style:family="text">
      <style:text-properties fo:font-weight="bold" style:font-weight-asian="bold" style:font-weight-complex="bold"/>
    </style:style>
    <style:style style:name="T21_29" style:family="text">
      <style:text-properties fo:font-weight="bold" style:font-weight-asian="bold" style:font-weight-complex="bold"/>
    </style:style>
    <style:style style:name="T21_30" style:family="text">
      <style:text-properties fo:font-weight="bold" style:font-weight-asian="bold" style:font-weight-complex="bold"/>
    </style:style>
    <style:style style:name="T21_31" style:family="text">
      <style:text-properties fo:font-weight="bold" style:font-weight-asian="bold" style:font-weight-complex="bold"/>
    </style:style>
    <style:style style:name="T21_32" style:family="text">
      <style:text-properties fo:font-weight="bold" style:font-weight-asian="bold" style:font-weight-complex="bold"/>
    </style:style>
    <style:style style:name="T21_33" style:family="text">
      <style:text-properties fo:font-weight="bold" style:font-weight-asian="bold" style:font-weight-complex="bold"/>
    </style:style>
    <style:style style:name="T21_34" style:family="text">
      <style:text-properties fo:font-weight="bold" style:font-weight-asian="bold" style:font-weight-complex="bold"/>
    </style:style>
    <style:style style:name="T21_35" style:family="text">
      <style:text-properties fo:font-weight="bold" style:font-weight-asian="bold" style:font-weight-complex="bold"/>
    </style:style>
    <style:style style:name="T21_36" style:family="text">
      <style:text-properties fo:font-weight="bold" style:font-weight-asian="bold" style:font-weight-complex="bold"/>
    </style:style>
    <style:style style:name="T21_37" style:family="text">
      <style:text-properties fo:font-weight="bold" style:font-weight-asian="bold" style:font-weight-complex="bold"/>
    </style:style>
    <style:style style:name="T21_38" style:family="text">
      <style:text-properties fo:font-weight="bold" style:font-weight-asian="bold" style:font-weight-complex="bold"/>
    </style:style>
    <style:style style:name="T21_39" style:family="text">
      <style:text-properties fo:font-weight="bold" style:font-weight-asian="bold" style:font-weight-complex="bold"/>
    </style:style>
    <style:style style:name="T21_40" style:family="text">
      <style:text-properties fo:font-weight="bold" style:font-weight-asian="bold" style:font-weight-complex="bold"/>
    </style:style>
    <style:style style:name="T21_41" style:family="text">
      <style:text-properties fo:font-weight="bold" style:font-weight-asian="bold" style:font-weight-complex="bold"/>
    </style:style>
    <style:style style:name="T21_42" style:family="text">
      <style:text-properties fo:font-weight="bold" style:font-weight-asian="bold" style:font-weight-complex="bold"/>
    </style:style>
    <style:style style:name="T21_43" style:family="text">
      <style:text-properties fo:font-weight="bold" style:font-weight-asian="bold" style:font-weight-complex="bold"/>
    </style:style>
    <style:style style:name="T21_44" style:family="text">
      <style:text-properties fo:font-weight="bold" style:font-weight-asian="bold" style:font-weight-complex="bold"/>
    </style:style>
    <style:style style:name="T21_45" style:family="text">
      <style:text-properties fo:font-weight="bold" style:font-weight-asian="bold" style:font-weight-complex="bold"/>
    </style:style>
    <style:style style:name="T21_46" style:family="text">
      <style:text-properties fo:font-weight="bold" style:font-weight-asian="bold" style:font-weight-complex="bold"/>
    </style:style>
    <style:style style:name="T21_47" style:family="text">
      <style:text-properties fo:font-weight="bold" style:font-weight-asian="bold" style:font-weight-complex="bold"/>
    </style:style>
    <style:style style:name="T21_48" style:family="text">
      <style:text-properties fo:font-weight="bold" style:font-weight-asian="bold" style:font-weight-complex="bold"/>
    </style:style>
    <style:style style:name="T21_49" style:family="text">
      <style:text-properties fo:font-weight="bold" style:font-weight-asian="bold" style:font-weight-complex="bold"/>
    </style:style>
    <style:style style:name="T21_50" style:family="text">
      <style:text-properties fo:font-weight="bold" style:font-weight-asian="bold" style:font-weight-complex="bold"/>
    </style:style>
    <style:style style:name="T21_51" style:family="text">
      <style:text-properties fo:font-weight="bold" style:font-weight-asian="bold" style:font-weight-complex="bold"/>
    </style:style>
    <style:style style:name="T21_52" style:family="text">
      <style:text-properties fo:font-weight="bold" style:font-weight-asian="bold" style:font-weight-complex="bold"/>
    </style:style>
    <style:style style:name="T21_53" style:family="text">
      <style:text-properties fo:font-weight="bold" style:font-weight-asian="bold" style:font-weight-complex="bold"/>
    </style:style>
    <style:style style:name="T21_54" style:family="text">
      <style:text-properties fo:font-weight="bold" style:font-weight-asian="bold" style:font-weight-complex="bold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>
      <style:text-properties fo:font-weight="bold" style:font-weight-asian="bold" style:font-weight-complex="bold"/>
    </style:style>
    <style:style style:name="T22_4" style:family="text">
      <style:text-properties fo:font-weight="bold" style:font-weight-asian="bold" style:font-weight-complex="bold"/>
    </style:style>
    <style:style style:name="T22_5" style:family="text">
      <style:text-properties fo:font-weight="bold" style:font-weight-asian="bold" style:font-weight-complex="bold"/>
    </style:style>
    <style:style style:name="T22_6" style:family="text">
      <style:text-properties fo:font-weight="bold" style:font-weight-asian="bold" style:font-weight-complex="bold"/>
    </style:style>
    <style:style style:name="T22_7" style:family="text">
      <style:text-properties fo:font-weight="bold" style:font-weight-asian="bold" style:font-weight-complex="bold"/>
    </style:style>
    <style:style style:name="T22_8" style:family="text">
      <style:text-properties fo:font-weight="bold" style:font-weight-asian="bold" style:font-weight-complex="bold"/>
    </style:style>
    <style:style style:name="T22_9" style:family="text">
      <style:text-properties fo:font-weight="bold" style:font-weight-asian="bold" style:font-weight-complex="bold"/>
    </style:style>
    <style:style style:name="T22_10" style:family="text">
      <style:text-properties fo:font-weight="bold" style:font-weight-asian="bold" style:font-weight-complex="bold"/>
    </style:style>
    <style:style style:name="T22_11" style:family="text">
      <style:text-properties fo:font-weight="bold" style:font-weight-asian="bold" style:font-weight-complex="bold"/>
    </style:style>
    <style:style style:name="T22_12" style:family="text">
      <style:text-properties fo:font-weight="bold" style:font-weight-asian="bold" style:font-weight-complex="bold"/>
    </style:style>
    <style:style style:name="T22_13" style:family="text">
      <style:text-properties fo:font-weight="bold" style:font-weight-asian="bold" style:font-weight-complex="bold"/>
    </style:style>
    <style:style style:name="T22_14" style:family="text">
      <style:text-properties fo:font-weight="bold" style:font-weight-asian="bold" style:font-weight-complex="bold"/>
    </style:style>
    <style:style style:name="T22_15" style:family="text">
      <style:text-properties fo:font-weight="bold" style:font-weight-asian="bold" style:font-weight-complex="bold"/>
    </style:style>
    <style:style style:name="T22_16" style:family="text">
      <style:text-properties fo:font-weight="bold" style:font-weight-asian="bold" style:font-weight-complex="bold"/>
    </style:style>
    <style:style style:name="T22_17" style:family="text">
      <style:text-properties fo:font-weight="bold" style:font-weight-asian="bold" style:font-weight-complex="bold"/>
    </style:style>
    <style:style style:name="T22_18" style:family="text">
      <style:text-properties fo:font-weight="bold" style:font-weight-asian="bold" style:font-weight-complex="bold"/>
    </style:style>
    <style:style style:name="T22_19" style:family="text">
      <style:text-properties fo:font-weight="bold" style:font-weight-asian="bold" style:font-weight-complex="bold"/>
    </style:style>
    <style:style style:name="T22_20" style:family="text">
      <style:text-properties fo:font-weight="bold" style:font-weight-asian="bold" style:font-weight-complex="bold"/>
    </style:style>
    <style:style style:name="T22_21" style:family="text">
      <style:text-properties fo:font-weight="bold" style:font-weight-asian="bold" style:font-weight-complex="bold"/>
    </style:style>
    <style:style style:name="T22_22" style:family="text">
      <style:text-properties fo:font-weight="bold" style:font-weight-asian="bold" style:font-weight-complex="bold"/>
    </style:style>
    <style:style style:name="T22_23" style:family="text">
      <style:text-properties fo:font-weight="bold" style:font-weight-asian="bold" style:font-weight-complex="bold"/>
    </style:style>
    <style:style style:name="T22_24" style:family="text">
      <style:text-properties fo:font-weight="bold" style:font-weight-asian="bold" style:font-weight-complex="bold"/>
    </style:style>
    <style:style style:name="T22_25" style:family="text">
      <style:text-properties fo:font-weight="bold" style:font-weight-asian="bold" style:font-weight-complex="bold"/>
    </style:style>
    <style:style style:name="T22_26" style:family="text">
      <style:text-properties fo:font-weight="bold" style:font-weight-asian="bold" style:font-weight-complex="bold"/>
    </style:style>
    <style:style style:name="T22_27" style:family="text">
      <style:text-properties fo:font-weight="bold" style:font-weight-asian="bold" style:font-weight-complex="bold"/>
    </style:style>
    <style:style style:name="T22_28" style:family="text">
      <style:text-properties fo:font-weight="bold" style:font-weight-asian="bold" style:font-weight-complex="bold"/>
    </style:style>
    <style:style style:name="T22_29" style:family="text">
      <style:text-properties fo:font-weight="bold" style:font-weight-asian="bold" style:font-weight-complex="bold"/>
    </style:style>
    <style:style style:name="T22_30" style:family="text">
      <style:text-properties fo:font-weight="bold" style:font-weight-asian="bold" style:font-weight-complex="bold"/>
    </style:style>
    <style:style style:name="T22_31" style:family="text">
      <style:text-properties fo:font-weight="bold" style:font-weight-asian="bold" style:font-weight-complex="bold"/>
    </style:style>
    <style:style style:name="T22_32" style:family="text">
      <style:text-properties fo:font-weight="bold" style:font-weight-asian="bold" style:font-weight-complex="bold"/>
    </style:style>
    <style:style style:name="T22_33" style:family="text">
      <style:text-properties fo:font-weight="bold" style:font-weight-asian="bold" style:font-weight-complex="bold"/>
    </style:style>
    <style:style style:name="T22_34" style:family="text">
      <style:text-properties fo:font-weight="bold" style:font-weight-asian="bold" style:font-weight-complex="bold"/>
    </style:style>
    <style:style style:name="T22_35" style:family="text">
      <style:text-properties fo:font-weight="bold" style:font-weight-asian="bold" style:font-weight-complex="bold"/>
    </style:style>
    <style:style style:name="T22_36" style:family="text">
      <style:text-properties fo:font-weight="bold" style:font-weight-asian="bold" style:font-weight-complex="bold"/>
    </style:style>
    <style:style style:name="T22_37" style:family="text">
      <style:text-properties fo:font-weight="bold" style:font-weight-asian="bold" style:font-weight-complex="bold"/>
    </style:style>
    <style:style style:name="T22_38" style:family="text">
      <style:text-properties fo:font-weight="bold" style:font-weight-asian="bold" style:font-weight-complex="bold"/>
    </style:style>
    <style:style style:name="T22_39" style:family="text">
      <style:text-properties fo:font-weight="bold" style:font-weight-asian="bold" style:font-weight-complex="bold"/>
    </style:style>
    <style:style style:name="T22_40" style:family="text">
      <style:text-properties fo:font-weight="bold" style:font-weight-asian="bold" style:font-weight-complex="bold"/>
    </style:style>
    <style:style style:name="T22_41" style:family="text">
      <style:text-properties fo:font-weight="bold" style:font-weight-asian="bold" style:font-weight-complex="bold"/>
    </style:style>
    <style:style style:name="T22_42" style:family="text">
      <style:text-properties fo:font-weight="bold" style:font-weight-asian="bold" style:font-weight-complex="bold"/>
    </style:style>
    <style:style style:name="T22_43" style:family="text">
      <style:text-properties fo:font-weight="bold" style:font-weight-asian="bold" style:font-weight-complex="bold"/>
    </style:style>
    <style:style style:name="T22_44" style:family="text">
      <style:text-properties fo:font-weight="bold" style:font-weight-asian="bold" style:font-weight-complex="bold"/>
    </style:style>
    <style:style style:name="T22_45" style:family="text">
      <style:text-properties fo:font-weight="bold" style:font-weight-asian="bold" style:font-weight-complex="bold"/>
    </style:style>
    <style:style style:name="T22_46" style:family="text">
      <style:text-properties fo:font-weight="bold" style:font-weight-asian="bold" style:font-weight-complex="bold"/>
    </style:style>
    <style:style style:name="T22_47" style:family="text">
      <style:text-properties fo:font-weight="bold" style:font-weight-asian="bold" style:font-weight-complex="bold"/>
    </style:style>
    <style:style style:name="T22_48" style:family="text">
      <style:text-properties fo:font-weight="bold" style:font-weight-asian="bold" style:font-weight-complex="bold"/>
    </style:style>
    <style:style style:name="T22_49" style:family="text">
      <style:text-properties fo:font-weight="bold" style:font-weight-asian="bold" style:font-weight-complex="bold"/>
    </style:style>
    <style:style style:name="T22_50" style:family="text">
      <style:text-properties fo:font-weight="bold" style:font-weight-asian="bold" style:font-weight-complex="bold"/>
    </style:style>
    <style:style style:name="T22_51" style:family="text">
      <style:text-properties fo:font-weight="bold" style:font-weight-asian="bold" style:font-weight-complex="bold"/>
    </style:style>
    <style:style style:name="T22_52" style:family="text">
      <style:text-properties fo:font-weight="bold" style:font-weight-asian="bold" style:font-weight-complex="bold"/>
    </style:style>
    <style:style style:name="T22_53" style:family="text">
      <style:text-properties fo:font-weight="bold" style:font-weight-asian="bold" style:font-weight-complex="bold"/>
    </style:style>
    <style:style style:name="T22_54" style:family="text">
      <style:text-properties fo:font-weight="bold" style:font-weight-asian="bold" style:font-weight-complex="bold"/>
    </style:style>
    <style:style style:name="T22_55" style:family="text">
      <style:text-properties fo:font-weight="bold" style:font-weight-asian="bold" style:font-weight-complex="bold"/>
    </style:style>
    <style:style style:name="T22_56" style:family="text">
      <style:text-properties fo:font-weight="bold" style:font-weight-asian="bold" style:font-weight-complex="bold"/>
    </style:style>
    <style:style style:name="T22_57" style:family="text">
      <style:text-properties fo:font-weight="bold" style:font-weight-asian="bold" style:font-weight-complex="bold"/>
    </style:style>
    <style:style style:name="T22_58" style:family="text">
      <style:text-properties fo:font-weight="bold" style:font-weight-asian="bold" style:font-weight-complex="bold"/>
    </style:style>
    <style:style style:name="T22_59" style:family="text">
      <style:text-properties fo:font-weight="bold" style:font-weight-asian="bold" style:font-weight-complex="bold"/>
    </style:style>
    <style:style style:name="T22_60" style:family="text">
      <style:text-properties fo:font-weight="bold" style:font-weight-asian="bold" style:font-weight-complex="bold"/>
    </style:style>
    <style:style style:name="T22_61" style:family="text">
      <style:text-properties fo:font-weight="bold" style:font-weight-asian="bold" style:font-weight-complex="bold"/>
    </style:style>
    <style:style style:name="T22_62" style:family="text">
      <style:text-properties fo:font-weight="bold" style:font-weight-asian="bold" style:font-weight-complex="bold"/>
    </style:style>
    <style:style style:name="T22_63" style:family="text">
      <style:text-properties fo:font-weight="bold" style:font-weight-asian="bold" style:font-weight-complex="bold"/>
    </style:style>
    <style:style style:name="T22_64" style:family="text">
      <style:text-properties fo:font-weight="bold" style:font-weight-asian="bold" style:font-weight-complex="bold"/>
    </style:style>
    <style:style style:name="T22_65" style:family="text">
      <style:text-properties fo:font-weight="bold" style:font-weight-asian="bold" style:font-weight-complex="bold"/>
    </style:style>
    <style:style style:name="T22_66" style:family="text">
      <style:text-properties fo:font-weight="bold" style:font-weight-asian="bold" style:font-weight-complex="bold"/>
    </style:style>
    <style:style style:name="T22_67" style:family="text">
      <style:text-properties fo:font-weight="bold" style:font-weight-asian="bold" style:font-weight-complex="bold"/>
    </style:style>
    <style:style style:name="T22_68" style:family="text">
      <style:text-properties fo:font-weight="bold" style:font-weight-asian="bold" style:font-weight-complex="bold"/>
    </style:style>
    <style:style style:name="T22_69" style:family="text">
      <style:text-properties fo:font-weight="bold" style:font-weight-asian="bold" style:font-weight-complex="bold"/>
    </style:style>
    <style:style style:name="T22_70" style:family="text">
      <style:text-properties fo:font-weight="bold" style:font-weight-asian="bold" style:font-weight-complex="bold"/>
    </style:style>
    <style:style style:name="T22_71" style:family="text">
      <style:text-properties fo:font-weight="bold" style:font-weight-asian="bold" style:font-weight-complex="bold"/>
    </style:style>
    <style:style style:name="T22_72" style:family="text">
      <style:text-properties fo:font-weight="bold" style:font-weight-asian="bold" style:font-weight-complex="bold"/>
    </style:style>
    <style:style style:name="T22_73" style:family="text">
      <style:text-properties fo:font-weight="bold" style:font-weight-asian="bold" style:font-weight-complex="bold"/>
    </style:style>
    <style:style style:name="T22_74" style:family="text">
      <style:text-properties fo:font-weight="bold" style:font-weight-asian="bold" style:font-weight-complex="bold"/>
    </style:style>
    <style:style style:name="T22_75" style:family="text">
      <style:text-properties fo:font-weight="bold" style:font-weight-asian="bold" style:font-weight-complex="bold"/>
    </style:style>
    <style:style style:name="T22_76" style:family="text">
      <style:text-properties fo:font-weight="bold" style:font-weight-asian="bold" style:font-weight-complex="bold"/>
    </style:style>
    <style:style style:name="T22_77" style:family="text">
      <style:text-properties fo:font-weight="bold" style:font-weight-asian="bold" style:font-weight-complex="bold"/>
    </style:style>
    <style:style style:name="T22_78" style:family="text">
      <style:text-properties fo:font-weight="bold" style:font-weight-asian="bold" style:font-weight-complex="bold"/>
    </style:style>
    <style:style style:name="T22_79" style:family="text">
      <style:text-properties fo:font-weight="bold" style:font-weight-asian="bold" style:font-weight-complex="bold"/>
    </style:style>
    <style:style style:name="T22_80" style:family="text">
      <style:text-properties fo:font-weight="bold" style:font-weight-asian="bold" style:font-weight-complex="bold"/>
    </style:style>
    <style:style style:name="T22_81" style:family="text">
      <style:text-properties fo:font-weight="bold" style:font-weight-asian="bold" style:font-weight-complex="bold"/>
    </style:style>
    <style:style style:name="T22_82" style:family="text">
      <style:text-properties fo:font-weight="bold" style:font-weight-asian="bold" style:font-weight-complex="bold"/>
    </style:style>
    <style:style style:name="T22_83" style:family="text">
      <style:text-properties fo:font-weight="bold" style:font-weight-asian="bold" style:font-weight-complex="bold"/>
    </style:style>
    <style:style style:name="T22_84" style:family="text">
      <style:text-properties fo:font-weight="bold" style:font-weight-asian="bold" style:font-weight-complex="bold"/>
    </style:style>
    <style:style style:name="T22_85" style:family="text">
      <style:text-properties fo:font-weight="bold" style:font-weight-asian="bold" style:font-weight-complex="bold"/>
    </style:style>
    <style:style style:name="T22_86" style:family="text">
      <style:text-properties fo:font-weight="bold" style:font-weight-asian="bold" style:font-weight-complex="bold"/>
    </style:style>
    <style:style style:name="T22_87" style:family="text">
      <style:text-properties fo:font-weight="bold" style:font-weight-asian="bold" style:font-weight-complex="bold"/>
    </style:style>
    <style:style style:name="T22_88" style:family="text">
      <style:text-properties fo:font-weight="bold" style:font-weight-asian="bold" style:font-weight-complex="bold"/>
    </style:style>
    <style:style style:name="T22_89" style:family="text">
      <style:text-properties fo:font-weight="bold" style:font-weight-asian="bold" style:font-weight-complex="bold"/>
    </style:style>
    <style:style style:name="T22_90" style:family="text">
      <style:text-properties fo:font-weight="bold" style:font-weight-asian="bold" style:font-weight-complex="bold"/>
    </style:style>
    <style:style style:name="T22_91" style:family="text">
      <style:text-properties fo:font-weight="bold" style:font-weight-asian="bold" style:font-weight-complex="bold"/>
    </style:style>
    <style:style style:name="T22_92" style:family="text">
      <style:text-properties fo:font-weight="bold" style:font-weight-asian="bold" style:font-weight-complex="bold"/>
    </style:style>
    <style:style style:name="T22_93" style:family="text">
      <style:text-properties fo:font-weight="bold" style:font-weight-asian="bold" style:font-weight-complex="bold"/>
    </style:style>
    <style:style style:name="T22_94" style:family="text">
      <style:text-properties fo:font-weight="bold" style:font-weight-asian="bold" style:font-weight-complex="bold"/>
    </style:style>
    <style:style style:name="T22_95" style:family="text">
      <style:text-properties fo:font-weight="bold" style:font-weight-asian="bold" style:font-weight-complex="bold"/>
    </style:style>
    <style:style style:name="T22_96" style:family="text">
      <style:text-properties fo:font-weight="bold" style:font-weight-asian="bold" style:font-weight-complex="bold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>
      <style:text-properties fo:font-weight="bold" style:font-weight-asian="bold" style:font-weight-complex="bold"/>
    </style:style>
    <style:style style:name="T23_8" style:family="text">
      <style:text-properties fo:font-weight="bold" style:font-weight-asian="bold" style:font-weight-complex="bold"/>
    </style:style>
    <style:style style:name="T23_9" style:family="text">
      <style:text-properties fo:font-weight="bold" style:font-weight-asian="bold" style:font-weight-complex="bold"/>
    </style:style>
    <style:style style:name="T23_10" style:family="text">
      <style:text-properties fo:font-weight="bold" style:font-weight-asian="bold" style:font-weight-complex="bold"/>
    </style:style>
    <style:style style:name="T23_11" style:family="text">
      <style:text-properties fo:font-weight="bold" style:font-weight-asian="bold" style:font-weight-complex="bold"/>
    </style:style>
    <style:style style:name="T23_12" style:family="text">
      <style:text-properties fo:font-weight="bold" style:font-weight-asian="bold" style:font-weight-complex="bold"/>
    </style:style>
    <style:style style:name="T23_13" style:family="text">
      <style:text-properties fo:font-weight="bold" style:font-weight-asian="bold" style:font-weight-complex="bold"/>
    </style:style>
    <style:style style:name="T23_14" style:family="text">
      <style:text-properties fo:font-weight="bold" style:font-weight-asian="bold" style:font-weight-complex="bold"/>
    </style:style>
    <style:style style:name="T23_15" style:family="text">
      <style:text-properties fo:font-weight="bold" style:font-weight-asian="bold" style:font-weight-complex="bold"/>
    </style:style>
    <style:style style:name="T23_16" style:family="text">
      <style:text-properties fo:font-weight="bold" style:font-weight-asian="bold" style:font-weight-complex="bold"/>
    </style:style>
    <style:style style:name="T23_17" style:family="text">
      <style:text-properties fo:font-weight="bold" style:font-weight-asian="bold" style:font-weight-complex="bold"/>
    </style:style>
    <style:style style:name="T23_18" style:family="text">
      <style:text-properties fo:font-weight="bold" style:font-weight-asian="bold" style:font-weight-complex="bold"/>
    </style:style>
    <style:style style:name="T23_19" style:family="text">
      <style:text-properties fo:font-weight="bold" style:font-weight-asian="bold" style:font-weight-complex="bold"/>
    </style:style>
    <style:style style:name="T23_20" style:family="text">
      <style:text-properties fo:font-weight="bold" style:font-weight-asian="bold" style:font-weight-complex="bold"/>
    </style:style>
    <style:style style:name="T23_21" style:family="text">
      <style:text-properties fo:font-weight="bold" style:font-weight-asian="bold" style:font-weight-complex="bold"/>
    </style:style>
    <style:style style:name="T23_22" style:family="text">
      <style:text-properties fo:font-weight="bold" style:font-weight-asian="bold" style:font-weight-complex="bold"/>
    </style:style>
    <style:style style:name="T23_23" style:family="text">
      <style:text-properties fo:font-weight="bold" style:font-weight-asian="bold" style:font-weight-complex="bold"/>
    </style:style>
    <style:style style:name="T23_24" style:family="text">
      <style:text-properties fo:font-weight="bold" style:font-weight-asian="bold" style:font-weight-complex="bold"/>
    </style:style>
    <style:style style:name="T23_25" style:family="text">
      <style:text-properties fo:font-weight="bold" style:font-weight-asian="bold" style:font-weight-complex="bold"/>
    </style:style>
    <style:style style:name="T23_26" style:family="text">
      <style:text-properties fo:font-weight="bold" style:font-weight-asian="bold" style:font-weight-complex="bold"/>
    </style:style>
    <style:style style:name="T23_27" style:family="text">
      <style:text-properties fo:font-weight="bold" style:font-weight-asian="bold" style:font-weight-complex="bold"/>
    </style:style>
    <style:style style:name="T23_28" style:family="text">
      <style:text-properties fo:font-weight="bold" style:font-weight-asian="bold" style:font-weight-complex="bold"/>
    </style:style>
    <style:style style:name="T23_29" style:family="text">
      <style:text-properties fo:font-weight="bold" style:font-weight-asian="bold" style:font-weight-complex="bold"/>
    </style:style>
    <style:style style:name="T23_30" style:family="text">
      <style:text-properties fo:font-weight="bold" style:font-weight-asian="bold" style:font-weight-complex="bold"/>
    </style:style>
    <style:style style:name="T23_31" style:family="text">
      <style:text-properties fo:font-weight="bold" style:font-weight-asian="bold" style:font-weight-complex="bold"/>
    </style:style>
    <style:style style:name="T23_32" style:family="text">
      <style:text-properties fo:font-weight="bold" style:font-weight-asian="bold" style:font-weight-complex="bold"/>
    </style:style>
    <style:style style:name="T23_33" style:family="text">
      <style:text-properties fo:font-weight="bold" style:font-weight-asian="bold" style:font-weight-complex="bold"/>
    </style:style>
    <style:style style:name="T23_34" style:family="text">
      <style:text-properties fo:font-weight="bold" style:font-weight-asian="bold" style:font-weight-complex="bold"/>
    </style:style>
    <style:style style:name="T23_35" style:family="text">
      <style:text-properties fo:font-weight="bold" style:font-weight-asian="bold" style:font-weight-complex="bold"/>
    </style:style>
    <style:style style:name="T23_36" style:family="text">
      <style:text-properties fo:font-weight="bold" style:font-weight-asian="bold" style:font-weight-complex="bold"/>
    </style:style>
    <style:style style:name="T23_37" style:family="text">
      <style:text-properties fo:font-weight="bold" style:font-weight-asian="bold" style:font-weight-complex="bold"/>
    </style:style>
    <style:style style:name="T23_38" style:family="text">
      <style:text-properties fo:font-weight="bold" style:font-weight-asian="bold" style:font-weight-complex="bold"/>
    </style:style>
    <style:style style:name="T23_39" style:family="text">
      <style:text-properties fo:font-weight="bold" style:font-weight-asian="bold" style:font-weight-complex="bold"/>
    </style:style>
    <style:style style:name="T23_40" style:family="text">
      <style:text-properties fo:font-weight="bold" style:font-weight-asian="bold" style:font-weight-complex="bold"/>
    </style:style>
    <style:style style:name="T23_41" style:family="text">
      <style:text-properties fo:font-weight="bold" style:font-weight-asian="bold" style:font-weight-complex="bold"/>
    </style:style>
    <style:style style:name="T23_42" style:family="text">
      <style:text-properties fo:font-weight="bold" style:font-weight-asian="bold" style:font-weight-complex="bold"/>
    </style:style>
    <style:style style:name="T23_43" style:family="text">
      <style:text-properties fo:font-weight="bold" style:font-weight-asian="bold" style:font-weight-complex="bold"/>
    </style:style>
    <style:style style:name="T23_44" style:family="text">
      <style:text-properties fo:font-weight="bold" style:font-weight-asian="bold" style:font-weight-complex="bold"/>
    </style:style>
    <style:style style:name="T23_45" style:family="text">
      <style:text-properties fo:font-weight="bold" style:font-weight-asian="bold" style:font-weight-complex="bold"/>
    </style:style>
    <style:style style:name="T23_46" style:family="text">
      <style:text-properties fo:font-weight="bold" style:font-weight-asian="bold" style:font-weight-complex="bold"/>
    </style:style>
    <style:style style:name="T23_47" style:family="text">
      <style:text-properties fo:font-weight="bold" style:font-weight-asian="bold" style:font-weight-complex="bold"/>
    </style:style>
    <style:style style:name="T23_48" style:family="text">
      <style:text-properties fo:font-weight="bold" style:font-weight-asian="bold" style:font-weight-complex="bold"/>
    </style:style>
    <style:style style:name="T23_49" style:family="text">
      <style:text-properties fo:font-weight="bold" style:font-weight-asian="bold" style:font-weight-complex="bold"/>
    </style:style>
    <style:style style:name="T23_50" style:family="text">
      <style:text-properties fo:font-weight="bold" style:font-weight-asian="bold" style:font-weight-complex="bold"/>
    </style:style>
    <style:style style:name="T23_51" style:family="text">
      <style:text-properties fo:font-weight="bold" style:font-weight-asian="bold" style:font-weight-complex="bold"/>
    </style:style>
    <style:style style:name="T23_52" style:family="text">
      <style:text-properties fo:font-weight="bold" style:font-weight-asian="bold" style:font-weight-complex="bold"/>
    </style:style>
    <style:style style:name="T23_53" style:family="text">
      <style:text-properties fo:font-weight="bold" style:font-weight-asian="bold" style:font-weight-complex="bold"/>
    </style:style>
    <style:style style:name="T23_54" style:family="text">
      <style:text-properties fo:font-weight="bold" style:font-weight-asian="bold" style:font-weight-complex="bold"/>
    </style:style>
    <style:style style:name="T23_55" style:family="text">
      <style:text-properties fo:font-weight="bold" style:font-weight-asian="bold" style:font-weight-complex="bold"/>
    </style:style>
    <style:style style:name="T23_56" style:family="text">
      <style:text-properties fo:font-weight="bold" style:font-weight-asian="bold" style:font-weight-complex="bold"/>
    </style:style>
    <style:style style:name="T23_57" style:family="text">
      <style:text-properties fo:font-weight="bold" style:font-weight-asian="bold" style:font-weight-complex="bold"/>
    </style:style>
    <style:style style:name="T23_58" style:family="text">
      <style:text-properties fo:font-weight="bold" style:font-weight-asian="bold" style:font-weight-complex="bold"/>
    </style:style>
    <style:style style:name="T23_59" style:family="text">
      <style:text-properties fo:font-weight="bold" style:font-weight-asian="bold" style:font-weight-complex="bold"/>
    </style:style>
    <style:style style:name="T23_60" style:family="text">
      <style:text-properties fo:font-weight="bold" style:font-weight-asian="bold" style:font-weight-complex="bold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>
      <style:text-properties fo:font-weight="bold" style:font-weight-asian="bold" style:font-weight-complex="bold"/>
    </style:style>
    <style:style style:name="T24_4" style:family="text">
      <style:text-properties fo:font-weight="bold" style:font-weight-asian="bold" style:font-weight-complex="bold"/>
    </style:style>
    <style:style style:name="T24_5" style:family="text">
      <style:text-properties fo:font-weight="bold" style:font-weight-asian="bold" style:font-weight-complex="bold"/>
    </style:style>
    <style:style style:name="T24_6" style:family="text">
      <style:text-properties fo:font-weight="bold" style:font-weight-asian="bold" style:font-weight-complex="bold"/>
    </style:style>
    <style:style style:name="T24_7" style:family="text">
      <style:text-properties fo:font-weight="bold" style:font-weight-asian="bold" style:font-weight-complex="bold"/>
    </style:style>
    <style:style style:name="T24_8" style:family="text">
      <style:text-properties fo:font-weight="bold" style:font-weight-asian="bold" style:font-weight-complex="bold"/>
    </style:style>
    <style:style style:name="T24_9" style:family="text">
      <style:text-properties fo:font-weight="bold" style:font-weight-asian="bold" style:font-weight-complex="bold"/>
    </style:style>
    <style:style style:name="T24_10" style:family="text">
      <style:text-properties fo:font-weight="bold" style:font-weight-asian="bold" style:font-weight-complex="bold"/>
    </style:style>
    <style:style style:name="T24_11" style:family="text">
      <style:text-properties fo:font-weight="bold" style:font-weight-asian="bold" style:font-weight-complex="bold"/>
    </style:style>
    <style:style style:name="T24_12" style:family="text">
      <style:text-properties fo:font-weight="bold" style:font-weight-asian="bold" style:font-weight-complex="bold"/>
    </style:style>
    <style:style style:name="T24_13" style:family="text">
      <style:text-properties fo:font-weight="bold" style:font-weight-asian="bold" style:font-weight-complex="bold"/>
    </style:style>
    <style:style style:name="T24_14" style:family="text">
      <style:text-properties fo:font-weight="bold" style:font-weight-asian="bold" style:font-weight-complex="bold"/>
    </style:style>
    <style:style style:name="T24_15" style:family="text">
      <style:text-properties fo:font-weight="bold" style:font-weight-asian="bold" style:font-weight-complex="bold"/>
    </style:style>
    <style:style style:name="T24_16" style:family="text">
      <style:text-properties fo:font-weight="bold" style:font-weight-asian="bold" style:font-weight-complex="bold"/>
    </style:style>
    <style:style style:name="T24_17" style:family="text">
      <style:text-properties fo:font-weight="bold" style:font-weight-asian="bold" style:font-weight-complex="bold"/>
    </style:style>
    <style:style style:name="T24_18" style:family="text">
      <style:text-properties fo:font-weight="bold" style:font-weight-asian="bold" style:font-weight-complex="bold"/>
    </style:style>
    <style:style style:name="T24_19" style:family="text">
      <style:text-properties fo:font-weight="bold" style:font-weight-asian="bold" style:font-weight-complex="bold"/>
    </style:style>
    <style:style style:name="T24_20" style:family="text">
      <style:text-properties fo:font-weight="bold" style:font-weight-asian="bold" style:font-weight-complex="bold"/>
    </style:style>
    <style:style style:name="T24_21" style:family="text">
      <style:text-properties fo:font-weight="bold" style:font-weight-asian="bold" style:font-weight-complex="bold"/>
    </style:style>
    <style:style style:name="T24_22" style:family="text">
      <style:text-properties fo:font-weight="bold" style:font-weight-asian="bold" style:font-weight-complex="bold"/>
    </style:style>
    <style:style style:name="T24_23" style:family="text">
      <style:text-properties fo:font-weight="bold" style:font-weight-asian="bold" style:font-weight-complex="bold"/>
    </style:style>
    <style:style style:name="T24_24" style:family="text">
      <style:text-properties fo:font-weight="bold" style:font-weight-asian="bold" style:font-weight-complex="bold"/>
    </style:style>
    <style:style style:name="T24_25" style:family="text">
      <style:text-properties fo:font-weight="bold" style:font-weight-asian="bold" style:font-weight-complex="bold"/>
    </style:style>
    <style:style style:name="T24_26" style:family="text">
      <style:text-properties fo:font-weight="bold" style:font-weight-asian="bold" style:font-weight-complex="bold"/>
    </style:style>
    <style:style style:name="T24_27" style:family="text">
      <style:text-properties fo:font-weight="bold" style:font-weight-asian="bold" style:font-weight-complex="bold"/>
    </style:style>
    <style:style style:name="T24_28" style:family="text">
      <style:text-properties fo:font-weight="bold" style:font-weight-asian="bold" style:font-weight-complex="bold"/>
    </style:style>
    <style:style style:name="T24_29" style:family="text">
      <style:text-properties fo:font-weight="bold" style:font-weight-asian="bold" style:font-weight-complex="bold"/>
    </style:style>
    <style:style style:name="T24_30" style:family="text">
      <style:text-properties fo:font-weight="bold" style:font-weight-asian="bold" style:font-weight-complex="bold"/>
    </style:style>
    <style:style style:name="T24_31" style:family="text">
      <style:text-properties fo:font-weight="bold" style:font-weight-asian="bold" style:font-weight-complex="bold"/>
    </style:style>
    <style:style style:name="T24_32" style:family="text">
      <style:text-properties fo:font-weight="bold" style:font-weight-asian="bold" style:font-weight-complex="bold"/>
    </style:style>
    <style:style style:name="T24_33" style:family="text">
      <style:text-properties fo:font-weight="bold" style:font-weight-asian="bold" style:font-weight-complex="bold"/>
    </style:style>
    <style:style style:name="T24_34" style:family="text">
      <style:text-properties fo:font-weight="bold" style:font-weight-asian="bold" style:font-weight-complex="bold"/>
    </style:style>
    <style:style style:name="T24_35" style:family="text">
      <style:text-properties fo:font-weight="bold" style:font-weight-asian="bold" style:font-weight-complex="bold"/>
    </style:style>
    <style:style style:name="T24_36" style:family="text">
      <style:text-properties fo:font-weight="bold" style:font-weight-asian="bold" style:font-weight-complex="bold"/>
    </style:style>
    <style:style style:name="T24_37" style:family="text">
      <style:text-properties fo:font-weight="bold" style:font-weight-asian="bold" style:font-weight-complex="bold"/>
    </style:style>
    <style:style style:name="T24_38" style:family="text">
      <style:text-properties fo:font-weight="bold" style:font-weight-asian="bold" style:font-weight-complex="bold"/>
    </style:style>
    <style:style style:name="T24_39" style:family="text">
      <style:text-properties fo:font-weight="bold" style:font-weight-asian="bold" style:font-weight-complex="bold"/>
    </style:style>
    <style:style style:name="T24_40" style:family="text">
      <style:text-properties fo:font-weight="bold" style:font-weight-asian="bold" style:font-weight-complex="bold"/>
    </style:style>
    <style:style style:name="T24_41" style:family="text">
      <style:text-properties fo:font-weight="bold" style:font-weight-asian="bold" style:font-weight-complex="bold"/>
    </style:style>
    <style:style style:name="T24_42" style:family="text">
      <style:text-properties fo:font-weight="bold" style:font-weight-asian="bold" style:font-weight-complex="bold"/>
    </style:style>
    <style:style style:name="T24_43" style:family="text">
      <style:text-properties fo:font-weight="bold" style:font-weight-asian="bold" style:font-weight-complex="bold"/>
    </style:style>
    <style:style style:name="T24_44" style:family="text">
      <style:text-properties fo:font-weight="bold" style:font-weight-asian="bold" style:font-weight-complex="bold"/>
    </style:style>
    <style:style style:name="T24_45" style:family="text">
      <style:text-properties fo:font-weight="bold" style:font-weight-asian="bold" style:font-weight-complex="bold"/>
    </style:style>
    <style:style style:name="T24_46" style:family="text">
      <style:text-properties fo:font-weight="bold" style:font-weight-asian="bold" style:font-weight-complex="bold"/>
    </style:style>
    <style:style style:name="T24_47" style:family="text">
      <style:text-properties fo:font-weight="bold" style:font-weight-asian="bold" style:font-weight-complex="bold"/>
    </style:style>
    <style:style style:name="T24_48" style:family="text">
      <style:text-properties fo:font-weight="bold" style:font-weight-asian="bold" style:font-weight-complex="bold"/>
    </style:style>
    <style:style style:name="T24_49" style:family="text">
      <style:text-properties fo:font-weight="bold" style:font-weight-asian="bold" style:font-weight-complex="bold"/>
    </style:style>
    <style:style style:name="T24_50" style:family="text">
      <style:text-properties fo:font-weight="bold" style:font-weight-asian="bold" style:font-weight-complex="bold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T25_6" style:family="text">
      <style:text-properties fo:font-weight="bold" style:font-weight-asian="bold" style:font-weight-complex="bold"/>
    </style:style>
    <style:style style:name="T25_7" style:family="text">
      <style:text-properties fo:font-weight="bold" style:font-weight-asian="bold" style:font-weight-complex="bold"/>
    </style:style>
    <style:style style:name="T25_8" style:family="text">
      <style:text-properties fo:font-weight="bold" style:font-weight-asian="bold" style:font-weight-complex="bold"/>
    </style:style>
    <style:style style:name="T25_9" style:family="text">
      <style:text-properties fo:font-weight="bold" style:font-weight-asian="bold" style:font-weight-complex="bold"/>
    </style:style>
    <style:style style:name="T25_10" style:family="text">
      <style:text-properties fo:font-weight="bold" style:font-weight-asian="bold" style:font-weight-complex="bold"/>
    </style:style>
    <style:style style:name="T25_11" style:family="text">
      <style:text-properties fo:font-weight="bold" style:font-weight-asian="bold" style:font-weight-complex="bold"/>
    </style:style>
    <style:style style:name="T25_12" style:family="text">
      <style:text-properties fo:font-weight="bold" style:font-weight-asian="bold" style:font-weight-complex="bold"/>
    </style:style>
    <style:style style:name="T25_13" style:family="text">
      <style:text-properties fo:font-weight="bold" style:font-weight-asian="bold" style:font-weight-complex="bold"/>
    </style:style>
    <style:style style:name="T25_14" style:family="text">
      <style:text-properties fo:font-weight="bold" style:font-weight-asian="bold" style:font-weight-complex="bold"/>
    </style:style>
    <style:style style:name="T25_15" style:family="text">
      <style:text-properties fo:font-weight="bold" style:font-weight-asian="bold" style:font-weight-complex="bold"/>
    </style:style>
    <style:style style:name="T25_16" style:family="text">
      <style:text-properties fo:font-weight="bold" style:font-weight-asian="bold" style:font-weight-complex="bold"/>
    </style:style>
    <style:style style:name="T25_17" style:family="text">
      <style:text-properties fo:font-weight="bold" style:font-weight-asian="bold" style:font-weight-complex="bold"/>
    </style:style>
    <style:style style:name="T25_18" style:family="text">
      <style:text-properties fo:font-weight="bold" style:font-weight-asian="bold" style:font-weight-complex="bold"/>
    </style:style>
    <style:style style:name="T25_19" style:family="text">
      <style:text-properties fo:font-weight="bold" style:font-weight-asian="bold" style:font-weight-complex="bold"/>
    </style:style>
    <style:style style:name="T25_20" style:family="text">
      <style:text-properties fo:font-weight="bold" style:font-weight-asian="bold" style:font-weight-complex="bold"/>
    </style:style>
    <style:style style:name="T25_21" style:family="text">
      <style:text-properties fo:font-weight="bold" style:font-weight-asian="bold" style:font-weight-complex="bold"/>
    </style:style>
    <style:style style:name="T25_22" style:family="text">
      <style:text-properties fo:font-weight="bold" style:font-weight-asian="bold" style:font-weight-complex="bold"/>
    </style:style>
    <style:style style:name="T25_23" style:family="text">
      <style:text-properties fo:font-weight="bold" style:font-weight-asian="bold" style:font-weight-complex="bold"/>
    </style:style>
    <style:style style:name="T25_24" style:family="text">
      <style:text-properties fo:font-weight="bold" style:font-weight-asian="bold" style:font-weight-complex="bold"/>
    </style:style>
    <style:style style:name="T25_25" style:family="text">
      <style:text-properties fo:font-weight="bold" style:font-weight-asian="bold" style:font-weight-complex="bold"/>
    </style:style>
    <style:style style:name="T25_26" style:family="text">
      <style:text-properties fo:font-weight="bold" style:font-weight-asian="bold" style:font-weight-complex="bold"/>
    </style:style>
    <style:style style:name="T25_27" style:family="text">
      <style:text-properties fo:font-weight="bold" style:font-weight-asian="bold" style:font-weight-complex="bold"/>
    </style:style>
    <style:style style:name="T25_28" style:family="text">
      <style:text-properties fo:font-weight="bold" style:font-weight-asian="bold" style:font-weight-complex="bold"/>
    </style:style>
    <style:style style:name="T25_29" style:family="text">
      <style:text-properties fo:font-weight="bold" style:font-weight-asian="bold" style:font-weight-complex="bold"/>
    </style:style>
    <style:style style:name="T25_30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>
      <style:text-properties fo:font-weight="bold" style:font-weight-asian="bold" style:font-weight-complex="bold"/>
    </style:style>
    <style:style style:name="T26_8" style:family="text">
      <style:text-properties fo:font-weight="bold" style:font-weight-asian="bold" style:font-weight-complex="bold"/>
    </style:style>
    <style:style style:name="T26_9" style:family="text">
      <style:text-properties fo:font-weight="bold" style:font-weight-asian="bold" style:font-weight-complex="bold"/>
    </style:style>
    <style:style style:name="T26_10" style:family="text">
      <style:text-properties fo:font-weight="bold" style:font-weight-asian="bold" style:font-weight-complex="bold"/>
    </style:style>
    <style:style style:name="T26_11" style:family="text">
      <style:text-properties fo:font-weight="bold" style:font-weight-asian="bold" style:font-weight-complex="bold"/>
    </style:style>
    <style:style style:name="T26_12" style:family="text">
      <style:text-properties fo:font-weight="bold" style:font-weight-asian="bold" style:font-weight-complex="bold"/>
    </style:style>
    <style:style style:name="T26_13" style:family="text">
      <style:text-properties fo:font-weight="bold" style:font-weight-asian="bold" style:font-weight-complex="bold"/>
    </style:style>
    <style:style style:name="T26_14" style:family="text">
      <style:text-properties fo:font-weight="bold" style:font-weight-asian="bold" style:font-weight-complex="bold"/>
    </style:style>
    <style:style style:name="T26_15" style:family="text">
      <style:text-properties fo:font-weight="bold" style:font-weight-asian="bold" style:font-weight-complex="bold"/>
    </style:style>
    <style:style style:name="T26_16" style:family="text">
      <style:text-properties fo:font-weight="bold" style:font-weight-asian="bold" style:font-weight-complex="bold"/>
    </style:style>
    <style:style style:name="T26_17" style:family="text">
      <style:text-properties fo:font-weight="bold" style:font-weight-asian="bold" style:font-weight-complex="bold"/>
    </style:style>
    <style:style style:name="T26_18" style:family="text">
      <style:text-properties fo:font-weight="bold" style:font-weight-asian="bold" style:font-weight-complex="bold"/>
    </style:style>
    <style:style style:name="T26_19" style:family="text">
      <style:text-properties fo:font-weight="bold" style:font-weight-asian="bold" style:font-weight-complex="bold"/>
    </style:style>
    <style:style style:name="T26_20" style:family="text">
      <style:text-properties fo:font-weight="bold" style:font-weight-asian="bold" style:font-weight-complex="bold"/>
    </style:style>
    <style:style style:name="T26_21" style:family="text">
      <style:text-properties fo:font-weight="bold" style:font-weight-asian="bold" style:font-weight-complex="bold"/>
    </style:style>
    <style:style style:name="T26_22" style:family="text">
      <style:text-properties fo:font-weight="bold" style:font-weight-asian="bold" style:font-weight-complex="bold"/>
    </style:style>
    <style:style style:name="T26_23" style:family="text">
      <style:text-properties fo:font-weight="bold" style:font-weight-asian="bold" style:font-weight-complex="bold"/>
    </style:style>
    <style:style style:name="T26_24" style:family="text">
      <style:text-properties fo:font-weight="bold" style:font-weight-asian="bold" style:font-weight-complex="bold"/>
    </style:style>
    <style:style style:name="T26_25" style:family="text">
      <style:text-properties fo:font-weight="bold" style:font-weight-asian="bold" style:font-weight-complex="bold"/>
    </style:style>
    <style:style style:name="T26_26" style:family="text">
      <style:text-properties fo:font-weight="bold" style:font-weight-asian="bold" style:font-weight-complex="bold"/>
    </style:style>
    <style:style style:name="T26_27" style:family="text">
      <style:text-properties fo:font-weight="bold" style:font-weight-asian="bold" style:font-weight-complex="bold"/>
    </style:style>
    <style:style style:name="T26_28" style:family="text">
      <style:text-properties fo:font-weight="bold" style:font-weight-asian="bold" style:font-weight-complex="bold"/>
    </style:style>
    <style:style style:name="T26_29" style:family="text">
      <style:text-properties fo:font-weight="bold" style:font-weight-asian="bold" style:font-weight-complex="bold"/>
    </style:style>
    <style:style style:name="T26_30" style:family="text">
      <style:text-properties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1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text-align="justify" fo:break-before="auto" fo:text-indent="1.27cm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T59_31" style:family="text"/>
    <style:style style:name="T59_32" style:family="text"/>
    <style:style style:name="T59_33" style:family="text"/>
    <style:style style:name="T59_34" style:family="text"/>
    <style:style style:name="T59_35" style:family="text"/>
    <style:style style:name="T59_36" style:family="text"/>
    <style:style style:name="T59_37" style:family="text"/>
    <style:style style:name="T59_38" style:family="text"/>
    <style:style style:name="T59_39" style:family="text"/>
    <style:style style:name="T59_40" style:family="text"/>
    <style:style style:name="T59_41" style:family="text"/>
    <style:style style:name="T59_42" style:family="text"/>
    <style:style style:name="T59_43" style:family="text"/>
    <style:style style:name="T59_44" style:family="text"/>
    <style:style style:name="T59_45" style:family="text"/>
    <style:style style:name="T59_46" style:family="text"/>
    <style:style style:name="T59_47" style:family="text"/>
    <style:style style:name="T59_48" style:family="text"/>
    <style:style style:name="T59_49" style:family="text"/>
    <style:style style:name="T59_50" style:family="text"/>
    <style:style style:name="T59_51" style:family="text"/>
    <style:style style:name="T59_52" style:family="text"/>
    <style:style style:name="T59_53" style:family="text"/>
    <style:style style:name="T59_54" style:family="text"/>
    <style:style style:name="T59_55" style:family="text"/>
    <style:style style:name="T59_56" style:family="text"/>
    <style:style style:name="T59_57" style:family="text"/>
    <style:style style:name="T59_58" style:family="text"/>
    <style:style style:name="T59_59" style:family="text"/>
    <style:style style:name="T59_60" style:family="text"/>
    <style:style style:name="T59_61" style:family="text"/>
    <style:style style:name="T59_62" style:family="text"/>
    <style:style style:name="T59_63" style:family="text"/>
    <style:style style:name="T59_64" style:family="text"/>
    <style:style style:name="T59_65" style:family="text"/>
    <style:style style:name="T59_66" style:family="text"/>
    <style:style style:name="T59_67" style:family="text"/>
    <style:style style:name="T59_68" style:family="text"/>
    <style:style style:name="T59_69" style:family="text"/>
    <style:style style:name="T59_70" style:family="text"/>
    <style:style style:name="T59_71" style:family="text"/>
    <style:style style:name="T59_72" style:family="text"/>
    <style:style style:name="T59_73" style:family="text"/>
    <style:style style:name="T59_74" style:family="text"/>
    <style:style style:name="T59_75" style:family="text"/>
    <style:style style:name="T59_76" style:family="text"/>
    <style:style style:name="T59_77" style:family="text"/>
    <style:style style:name="T59_78" style:family="text"/>
    <style:style style:name="T59_79" style:family="text"/>
    <style:style style:name="T59_80" style:family="text"/>
    <style:style style:name="T59_81" style:family="text"/>
    <style:style style:name="T59_82" style:family="text"/>
    <style:style style:name="T59_83" style:family="text"/>
    <style:style style:name="T59_84" style:family="text"/>
    <style:style style:name="T59_85" style:family="text"/>
    <style:style style:name="T59_86" style:family="text"/>
    <style:style style:name="P60" style:family="paragraph" style:parent-style-name="Standard">
      <style:paragraph-properties fo:text-align="justify" fo:break-before="auto" fo:line-height="115%" style:writing-mode="lr-tb"/>
    </style:style>
    <style:style style:name="P61" style:family="paragraph" style:parent-style-name="Standard">
      <style:paragraph-properties fo:text-align="justify" fo:break-before="auto" fo:text-indent="1.27cm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Heading_20_2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/>
    </style:style>
    <style:style style:name="P65" style:family="paragraph" style:parent-style-name="Standard">
      <style:paragraph-properties fo:text-align="justify" fo:break-before="auto" fo:line-height="115%" style:writing-mode="lr-tb"/>
    </style:style>
    <style:style style:name="T65_1" style:family="text">
      <style:text-properties fo:font-size="18pt" style:font-size-asian="18pt" style:font-size-complex="18pt"/>
    </style:style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P66" style:family="paragraph" style:parent-style-name="Standard">
      <style:paragraph-properties fo:text-align="justify" fo:break-before="auto" fo:line-height="115%" style:writing-mode="lr-tb"/>
    </style:style>
    <style:style style:name="P67" style:family="paragraph" style:parent-style-name="Standard">
      <style:paragraph-properties fo:text-align="justify" fo:break-before="auto" fo:text-indent="1.27cm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T67_108" style:family="text"/>
    <style:style style:name="T67_109" style:family="text"/>
    <style:style style:name="T67_110" style:family="text"/>
    <style:style style:name="T67_111" style:family="text"/>
    <style:style style:name="T67_112" style:family="text"/>
    <style:style style:name="T67_113" style:family="text"/>
    <style:style style:name="T67_114" style:family="text"/>
    <style:style style:name="T67_115" style:family="text"/>
    <style:style style:name="T67_116" style:family="text"/>
    <style:style style:name="T67_117" style:family="text"/>
    <style:style style:name="T67_118" style:family="text"/>
    <style:style style:name="T67_119" style:family="text"/>
    <style:style style:name="T67_120" style:family="text"/>
    <style:style style:name="T67_121" style:family="text"/>
    <style:style style:name="T67_122" style:family="text"/>
    <style:style style:name="T67_123" style:family="text"/>
    <style:style style:name="T67_124" style:family="text"/>
    <style:style style:name="T67_125" style:family="text"/>
    <style:style style:name="T67_126" style:family="text"/>
    <style:style style:name="T67_127" style:family="text"/>
    <style:style style:name="T67_128" style:family="text"/>
    <style:style style:name="T67_129" style:family="text"/>
    <style:style style:name="T67_130" style:family="text"/>
    <style:style style:name="T67_131" style:family="text"/>
    <style:style style:name="T67_132" style:family="text"/>
    <style:style style:name="T67_133" style:family="text"/>
    <style:style style:name="T67_134" style:family="text"/>
    <style:style style:name="T67_135" style:family="text"/>
    <style:style style:name="T67_136" style:family="text"/>
    <style:style style:name="T67_137" style:family="text"/>
    <style:style style:name="T67_138" style:family="text"/>
    <style:style style:name="T67_139" style:family="text"/>
    <style:style style:name="T67_140" style:family="text"/>
    <style:style style:name="T67_141" style:family="text"/>
    <style:style style:name="T67_142" style:family="text"/>
    <style:style style:name="T67_143" style:family="text"/>
    <style:style style:name="T67_144" style:family="text"/>
    <style:style style:name="T67_145" style:family="text"/>
    <style:style style:name="T67_146" style:family="text"/>
    <style:style style:name="T67_147" style:family="text"/>
    <style:style style:name="T67_148" style:family="text"/>
    <style:style style:name="T67_149" style:family="text"/>
    <style:style style:name="T67_150" style:family="text"/>
    <style:style style:name="T67_151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Heading_20_2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6pt" style:font-size-asian="16pt" style:font-size-complex="16pt"/>
    </style:style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P77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8" style:family="paragraph" style:parent-style-name="Standard">
      <style:paragraph-properties fo:break-before="auto" fo:line-height="115%" style:writing-mode="lr-tb"/>
      <style:text-properties fo:font-size="16pt" style:font-size-asian="16pt" style:font-size-complex="16pt"/>
    </style:style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text-align="justify"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P82" style:family="paragraph" style:parent-style-name="Standard">
      <style:paragraph-properties fo:text-align="justify" fo:break-before="auto" fo:line-height="115%" style:writing-mode="lr-tb"/>
    </style:style>
    <style:style style:name="P83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T83_57" style:family="text"/>
    <style:style style:name="T83_58" style:family="text"/>
    <style:style style:name="T83_59" style:family="text"/>
    <style:style style:name="T83_60" style:family="text"/>
    <style:style style:name="T83_61" style:family="text"/>
    <style:style style:name="T83_62" style:family="text"/>
    <style:style style:name="T83_63" style:family="text"/>
    <style:style style:name="T83_64" style:family="text"/>
    <style:style style:name="T83_65" style:family="text"/>
    <style:style style:name="T83_66" style:family="text"/>
    <style:style style:name="T83_67" style:family="text"/>
    <style:style style:name="T83_68" style:family="text"/>
    <style:style style:name="T83_69" style:family="text"/>
    <style:style style:name="T83_70" style:family="text"/>
    <style:style style:name="P84" style:family="paragraph" style:parent-style-name="Standard">
      <style:paragraph-properties fo:text-align="justify" fo:break-before="auto" fo:text-indent="1.27cm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>
      <style:text-properties fo:color="#1155cc" style:text-underline-style="solid" style:text-underline-color="font-color"/>
    </style:style>
    <style:style style:name="T84_5" style:family="text"/>
    <style:style style:name="T84_6" style:family="text">
      <style:text-properties fo:color="#1155cc" style:text-underline-style="solid" style:text-underline-color="font-color"/>
    </style:style>
    <style:style style:name="T84_7" style:family="text"/>
    <style:style style:name="T84_8" style:family="text">
      <style:text-properties fo:color="#1155cc" style:text-underline-style="solid" style:text-underline-color="font-color"/>
    </style:style>
    <style:style style:name="T84_9" style:family="text"/>
    <style:style style:name="T84_10" style:family="text">
      <style:text-properties fo:color="#1155cc" style:text-underline-style="solid" style:text-underline-color="font-color"/>
    </style:style>
    <style:style style:name="T84_11" style:family="text"/>
    <style:style style:name="T84_12" style:family="text">
      <style:text-properties fo:color="#1155cc" style:text-underline-style="solid" style:text-underline-color="font-color"/>
    </style:style>
    <style:style style:name="P8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P86" style:family="paragraph" style:parent-style-name="Standard">
      <style:paragraph-properties fo:text-align="justify" fo:break-before="auto" fo:text-indent="1.27cm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>
      <style:text-properties fo:color="#1155cc" style:text-underline-style="solid" style:text-underline-color="font-color"/>
    </style:style>
    <style:style style:name="T86_5" style:family="text"/>
    <style:style style:name="T86_6" style:family="text">
      <style:text-properties fo:color="#1155cc" style:text-underline-style="solid" style:text-underline-color="font-color"/>
    </style:style>
    <style:style style:name="T86_7" style:family="text"/>
    <style:style style:name="T86_8" style:family="text">
      <style:text-properties fo:color="#1155cc" style:text-underline-style="solid" style:text-underline-color="font-color"/>
    </style:style>
    <style:style style:name="T86_9" style:family="text"/>
    <style:style style:name="T86_10" style:family="text">
      <style:text-properties fo:color="#1155cc" style:text-underline-style="solid" style:text-underline-color="font-color"/>
    </style:style>
    <style:style style:name="T86_11" style:family="text"/>
    <style:style style:name="T86_12" style:family="text">
      <style:text-properties fo:color="#1155cc" style:text-underline-style="solid" style:text-underline-color="font-color"/>
    </style:style>
    <style:style style:name="T86_13" style:family="text"/>
    <style:style style:name="T86_14" style:family="text">
      <style:text-properties fo:color="#1155cc" style:text-underline-style="solid" style:text-underline-color="font-color"/>
    </style:style>
    <style:style style:name="P8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T87_19" style:family="text"/>
    <style:style style:name="T87_20" style:family="text"/>
    <style:style style:name="T87_21" style:family="text"/>
    <style:style style:name="T87_22" style:family="text"/>
    <style:style style:name="P88" style:family="paragraph" style:parent-style-name="Standard">
      <style:paragraph-properties fo:text-align="justify" fo:break-before="auto" fo:text-indent="1.27cm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>
      <style:text-properties fo:color="#1155cc" style:text-underline-style="solid" style:text-underline-color="font-color"/>
    </style:style>
    <style:style style:name="T88_5" style:family="text"/>
    <style:style style:name="T88_6" style:family="text">
      <style:text-properties fo:color="#1155cc" style:text-underline-style="solid" style:text-underline-color="font-color"/>
    </style:style>
    <style:style style:name="T88_7" style:family="text"/>
    <style:style style:name="T88_8" style:family="text">
      <style:text-properties fo:color="#1155cc" style:text-underline-style="solid" style:text-underline-color="font-color"/>
    </style:style>
    <style:style style:name="T88_9" style:family="text"/>
    <style:style style:name="T88_10" style:family="text">
      <style:text-properties fo:color="#1155cc" style:text-underline-style="solid" style:text-underline-color="font-color"/>
    </style:style>
    <style:style style:name="T88_11" style:family="text"/>
    <style:style style:name="T88_12" style:family="text">
      <style:text-properties fo:color="#1155cc" style:text-underline-style="solid" style:text-underline-color="font-color"/>
    </style:style>
    <style:style style:name="T88_13" style:family="text"/>
    <style:style style:name="T88_14" style:family="text">
      <style:text-properties fo:color="#1155cc" style:text-underline-style="solid" style:text-underline-color="font-color"/>
    </style:style>
    <style:style style:name="T88_15" style:family="text"/>
    <style:style style:name="T88_16" style:family="text">
      <style:text-properties fo:color="#1155cc" style:text-underline-style="solid" style:text-underline-color="font-color"/>
    </style:style>
    <style:style style:name="T88_17" style:family="text"/>
    <style:style style:name="T88_18" style:family="text">
      <style:text-properties fo:color="#1155cc" style:text-underline-style="solid" style:text-underline-color="font-color"/>
    </style:style>
    <style:style style:name="T88_19" style:family="text"/>
    <style:style style:name="T88_20" style:family="text">
      <style:text-properties fo:color="#1155cc" style:text-underline-style="solid" style:text-underline-color="font-color"/>
    </style:style>
    <style:style style:name="P89" style:family="paragraph" style:parent-style-name="Standard">
      <style:paragraph-properties fo:break-before="auto" fo:text-indent="1.27cm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Heading_20_1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P92" style:family="paragraph" style:parent-style-name="Standard">
      <style:paragraph-properties fo:break-before="auto" fo:line-height="115%" style:writing-mode="lr-tb"/>
    </style:style>
    <style:style style:name="P93" style:family="paragraph" style:parent-style-name="Standard">
      <style:paragraph-properties fo:text-align="justify"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T93_91" style:family="text"/>
    <style:style style:name="T93_92" style:family="text"/>
    <style:style style:name="T93_93" style:family="text"/>
    <style:style style:name="T93_94" style:family="text"/>
    <style:style style:name="T93_95" style:family="text"/>
    <style:style style:name="T93_96" style:family="text"/>
    <style:style style:name="T93_97" style:family="text"/>
    <style:style style:name="T93_98" style:family="text"/>
    <style:style style:name="T93_99" style:family="text"/>
    <style:style style:name="T93_100" style:family="text"/>
    <style:style style:name="T93_101" style:family="text"/>
    <style:style style:name="T93_102" style:family="text"/>
    <style:style style:name="T93_103" style:family="text"/>
    <style:style style:name="T93_104" style:family="text"/>
    <style:style style:name="T93_105" style:family="text"/>
    <style:style style:name="T93_106" style:family="text"/>
    <style:style style:name="T93_107" style:family="text"/>
    <style:style style:name="T93_108" style:family="text"/>
    <style:style style:name="T93_109" style:family="text"/>
    <style:style style:name="T93_110" style:family="text"/>
    <style:style style:name="T93_111" style:family="text"/>
    <style:style style:name="T93_112" style:family="text"/>
    <style:style style:name="T93_113" style:family="text"/>
    <style:style style:name="T93_114" style:family="text"/>
    <style:style style:name="T93_115" style:family="text"/>
    <style:style style:name="T93_116" style:family="text"/>
    <style:style style:name="T93_117" style:family="text"/>
    <style:style style:name="T93_118" style:family="text"/>
    <style:style style:name="T93_119" style:family="text"/>
    <style:style style:name="T93_120" style:family="text"/>
    <style:style style:name="T93_121" style:family="text"/>
    <style:style style:name="P94" style:family="paragraph" style:parent-style-name="Standard">
      <style:paragraph-properties fo:text-align="justify" fo:break-before="auto" fo:line-height="115%" style:writing-mode="lr-tb"/>
    </style:style>
    <style:style style:name="P95" style:family="paragraph" style:parent-style-name="Heading_20_2">
      <style:paragraph-properties fo:text-align="justify"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/>
    <style:style style:name="T102_13" style:family="text"/>
    <style:style style:name="T102_14" style:family="text"/>
    <style:style style:name="T102_15" style:family="text"/>
    <style:style style:name="T102_16" style:family="text"/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P109" style:family="paragraph" style:parent-style-name="Standard">
      <style:paragraph-properties fo:text-align="justify" fo:break-before="auto" fo:line-height="115%" style:writing-mode="lr-tb"/>
    </style:style>
    <style:style style:name="P110" style:family="paragraph" style:parent-style-name="Heading_20_2">
      <style:paragraph-properties fo:text-align="justify"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P111" style:family="paragraph" style:parent-style-name="Standard">
      <style:paragraph-properties fo:text-align="justify" fo:break-before="auto" fo:line-height="115%" style:writing-mode="lr-tb"/>
    </style:style>
    <style:style style:name="P112" style:family="paragraph" style:parent-style-name="Standard">
      <style:paragraph-properties fo:text-align="justify"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P113" style:family="paragraph" style:parent-style-name="Standard">
      <style:paragraph-properties fo:text-align="justify"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T113_49" style:family="text"/>
    <style:style style:name="T113_50" style:family="text"/>
    <style:style style:name="T113_51" style:family="text"/>
    <style:style style:name="T113_52" style:family="text"/>
    <style:style style:name="T113_53" style:family="text"/>
    <style:style style:name="P114" style:family="paragraph" style:parent-style-name="Standard">
      <style:paragraph-properties fo:text-align="justify"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P115" style:family="paragraph" style:parent-style-name="Standard">
      <style:paragraph-properties fo:text-align="justify"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P116" style:family="paragraph" style:parent-style-name="Standard">
      <style:paragraph-properties fo:text-align="justify" fo:break-before="auto" fo:line-height="115%" fo:margin-top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T116_55" style:family="text"/>
    <style:style style:name="T116_56" style:family="text"/>
    <style:style style:name="T116_57" style:family="text"/>
    <style:style style:name="P11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17_1" style:family="text"/>
    <style:style style:name="T117_2" style:family="text"/>
    <style:style style:name="P118" style:family="paragraph" style:parent-style-name="Heading_20_2">
      <style:paragraph-properties fo:text-align="justify"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P119" style:family="paragraph" style:parent-style-name="Standard">
      <style:paragraph-properties fo:text-align="justify" fo:break-before="auto" fo:line-height="115%" style:writing-mode="lr-tb"/>
    </style:style>
    <style:style style:name="P120" style:family="paragraph" style:parent-style-name="Standard">
      <style:paragraph-properties fo:text-align="justify"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P121" style:family="paragraph" style:parent-style-name="Standard">
      <style:paragraph-properties fo:text-align="justify"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P122" style:family="paragraph" style:parent-style-name="Standard">
      <style:paragraph-properties fo:text-align="justify" fo:break-before="auto" fo:line-height="115%" fo:margin-top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P123" style:family="paragraph" style:parent-style-name="Standard">
      <style:paragraph-properties fo:text-align="justify" fo:break-before="auto" fo:line-height="115%" fo:margin-top="0cm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P124" style:family="paragraph" style:parent-style-name="Standard">
      <style:paragraph-properties fo:text-align="justify" fo:break-before="auto" fo:line-height="115%" fo:margin-top="0cm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P125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P126" style:family="paragraph" style:parent-style-name="Heading_20_2">
      <style:paragraph-properties fo:text-align="justify"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/>
    <style:style style:name="T127_2" style:family="text"/>
  </office:automatic-styles>
  <office:body>
    <office:text>
      <text:p text:style-name="P1"><text:span text:style-name="T1_1">Tabla</text:span><text:span text:style-name="T1_2"><text:s/></text:span><text:span text:style-name="T1_3">de</text:span><text:span text:style-name="T1_4"><text:s/></text:span><text:span text:style-name="T1_5">contenido</text:span></text:p>
      <text:list text:style-name="LS1" xml:id="list0">
        <text:list-item>
          <text:p text:style-name="P2"><text:span text:style-name="T2_1">Introducción</text:span></text:p>
          <text:list>
            <text:list-item>
              <text:p text:style-name="P3"><text:span text:style-name="T3_1">Definición</text:span><text:span text:style-name="T3_2"><text:s/></text:span><text:span text:style-name="T3_3">del</text:span><text:span text:style-name="T3_4"><text:s/></text:span><text:span text:style-name="T3_5">problema</text:span></text:p>
            </text:list-item>
            <text:list-item>
              <text:p text:style-name="P4"><text:span text:style-name="T4_1">Objetivos</text:span></text:p>
            </text:list-item>
            <text:list-item>
              <text:p text:style-name="P5"><text:span text:style-name="T5_1">Antecedentes</text:span></text:p>
            </text:list-item>
            <text:list-item>
              <text:p text:style-name="P6"><text:span text:style-name="T6_1">Recursos</text:span></text:p>
            </text:list-item>
          </text:list>
        </text:list-item>
        <text:list-item>
          <text:p text:style-name="P7"><text:span text:style-name="T7_1">Tecnologías</text:span><text:span text:style-name="T7_2"><text:s/></text:span><text:span text:style-name="T7_3">utilizadas</text:span></text:p>
        </text:list-item>
        <text:list-item>
          <text:p text:style-name="P8"><text:span text:style-name="T8_1">Requisitos</text:span></text:p>
        </text:list-item>
      </text:list>
      <text:p text:style-name="P9"><text:span text:style-name="T9_1">3.1.</text:span><text:span text:style-name="T9_2"><text:s text:c="3"/><text:tab/></text:span><text:span text:style-name="T9_3">Requisitos</text:span><text:span text:style-name="T9_4"><text:s/></text:span><text:span text:style-name="T9_5">de</text:span><text:span text:style-name="T9_6"><text:s/></text:span><text:span text:style-name="T9_7">usuario</text:span><text:span text:style-name="T9_8">.<text:s/>8</text:span></text:p>
      <text:p text:style-name="P10"><text:span text:style-name="T10_1">3.2.</text:span><text:span text:style-name="T10_2"><text:s text:c="3"/><text:tab/></text:span><text:span text:style-name="T10_3">Requisitos</text:span><text:span text:style-name="T10_4"><text:s/></text:span><text:span text:style-name="T10_5">del</text:span><text:span text:style-name="T10_6"><text:s/></text:span><text:span text:style-name="T10_7">sistema</text:span><text:span text:style-name="T10_8">.<text:s/>8</text:span></text:p>
      <text:p text:style-name="P11"><text:span text:style-name="T11_1">3.2.1.<text:s/><text:tab/></text:span><text:span text:style-name="T11_2">Requisitos</text:span><text:span text:style-name="T11_3"><text:s/></text:span><text:span text:style-name="T11_4">de</text:span><text:span text:style-name="T11_5"><text:s/></text:span><text:span text:style-name="T11_6">información</text:span><text:span text:style-name="T11_7">..<text:s/>8</text:span></text:p>
      <text:p text:style-name="P12"><text:span text:style-name="T12_1">3.2.2.<text:s/><text:tab/></text:span><text:span text:style-name="T12_2">Requisitos</text:span><text:span text:style-name="T12_3"><text:s/></text:span><text:span text:style-name="T12_4">funcionales</text:span><text:span text:style-name="T12_5">.<text:s/>9</text:span></text:p>
      <text:p text:style-name="P13"><text:span text:style-name="T13_1">3.2.3.<text:s/><text:tab/></text:span><text:span text:style-name="T13_2">Requisitos</text:span><text:span text:style-name="T13_3"><text:s/></text:span><text:span text:style-name="T13_4">no</text:span><text:span text:style-name="T13_5"><text:s/></text:span><text:span text:style-name="T13_6">funcionales</text:span><text:span text:style-name="T13_7">.<text:s/>10</text:span></text:p>
      <text:p text:style-name="P14"><text:span text:style-name="T14_1">6.</text:span><text:span text:style-name="T14_2"><text:s text:c="2"/><text:tab/></text:span><text:span text:style-name="T14_3">Conclusiones</text:span><text:span text:style-name="T14_4">.<text:s/>37</text:span></text:p>
      <text:p text:style-name="P15"><text:span text:style-name="T15_1">Bibliografía</text:span></text:p>
      <text:p text:style-name="P16"><text:span text:style-name="T16_1"><text:s/></text:span></text:p>
      <text:p text:style-name="P17"/>
      <text:p text:style-name="P18"/>
      <text:p text:style-name="P19"/>
      <text:p text:style-name="P20"><text:span text:style-name="T20_1">Requisitos</text:span><text:span text:style-name="T20_2"><text:s/></text:span><text:span text:style-name="T20_3">Técnicos</text:span><text:span text:style-name="T20_4">:<text:s/></text:span></text:p>
      <text:p text:style-name="P21"><text:span text:style-name="T21_1">RT</text:span><text:span text:style-name="T21_2">-001:<text:s/></text:span><text:span text:style-name="T21_3">El</text:span><text:span text:style-name="T21_4"><text:s/></text:span><text:span text:style-name="T21_5">trabajo</text:span><text:span text:style-name="T21_6"><text:s/></text:span><text:span text:style-name="T21_7">contendrá</text:span><text:span text:style-name="T21_8"><text:s/></text:span><text:span text:style-name="T21_9">una</text:span><text:span text:style-name="T21_10"><text:s/></text:span><text:span text:style-name="T21_11">introducción</text:span><text:span text:style-name="T21_12"><text:s/></text:span><text:span text:style-name="T21_13">describiendo</text:span><text:span text:style-name="T21_14"><text:s/></text:span><text:span text:style-name="T21_15">el</text:span><text:span text:style-name="T21_16"><text:s/></text:span><text:span text:style-name="T21_17">alcance</text:span><text:span text:style-name="T21_18"><text:s/></text:span><text:span text:style-name="T21_19">del</text:span><text:span text:style-name="T21_20"><text:s/></text:span><text:span text:style-name="T21_21">documento</text:span><text:span text:style-name="T21_22"><text:s/></text:span><text:span text:style-name="T21_23">y</text:span><text:span text:style-name="T21_24"><text:s/></text:span><text:span text:style-name="T21_25">en</text:span><text:span text:style-name="T21_26"><text:s/></text:span><text:span text:style-name="T21_27">entorno</text:span><text:span text:style-name="T21_28">,<text:s/></text:span><text:span text:style-name="T21_29">ambiente</text:span><text:span text:style-name="T21_30">,<text:s/></text:span><text:span text:style-name="T21_31">sistema</text:span><text:span text:style-name="T21_32">,<text:s/></text:span><text:span text:style-name="T21_33">empresa</text:span><text:span text:style-name="T21_34"><text:s/></text:span><text:span text:style-name="T21_35">en</text:span><text:span text:style-name="T21_36"><text:s/></text:span><text:span text:style-name="T21_37">la</text:span><text:span text:style-name="T21_38"><text:s/></text:span><text:span text:style-name="T21_39">que</text:span><text:span text:style-name="T21_40"><text:s/></text:span><text:span text:style-name="T21_41">se</text:span><text:span text:style-name="T21_42"><text:s/></text:span><text:span text:style-name="T21_43">encuadra</text:span><text:span text:style-name="T21_44"><text:s/></text:span><text:span text:style-name="T21_45">el</text:span><text:span text:style-name="T21_46"><text:s/></text:span><text:span text:style-name="T21_47">problema</text:span><text:span text:style-name="T21_48"><text:s/></text:span><text:span text:style-name="T21_49">o</text:span><text:span text:style-name="T21_50"><text:s/></text:span><text:span text:style-name="T21_51">situación</text:span><text:span text:style-name="T21_52"><text:s/></text:span><text:span text:style-name="T21_53">actual</text:span><text:span text:style-name="T21_54">.<text:s/></text:span></text:p>
      <text:p text:style-name="P22"><text:span text:style-name="T22_1">RT</text:span><text:span text:style-name="T22_2">-002:<text:s/></text:span><text:span text:style-name="T22_3">El</text:span><text:span text:style-name="T22_4"><text:s/></text:span><text:span text:style-name="T22_5">trabajo</text:span><text:span text:style-name="T22_6"><text:s/></text:span><text:span text:style-name="T22_7">incluirá</text:span><text:span text:style-name="T22_8"><text:s/></text:span><text:span text:style-name="T22_9">una</text:span><text:span text:style-name="T22_10"><text:s/></text:span><text:span text:style-name="T22_11">descripción</text:span><text:span text:style-name="T22_12"><text:s/></text:span><text:span text:style-name="T22_13">de</text:span><text:span text:style-name="T22_14"><text:s/></text:span><text:span text:style-name="T22_15">los</text:span><text:span text:style-name="T22_16"><text:s/></text:span><text:span text:style-name="T22_17">objetivos</text:span><text:span text:style-name="T22_18"><text:s/></text:span><text:span text:style-name="T22_19">o</text:span><text:span text:style-name="T22_20"><text:s/></text:span><text:span text:style-name="T22_21">deseos</text:span><text:span text:style-name="T22_22"><text:s/></text:span><text:span text:style-name="T22_23">que</text:span><text:span text:style-name="T22_24"><text:s/></text:span><text:span text:style-name="T22_25">el</text:span><text:span text:style-name="T22_26"><text:s/></text:span><text:span text:style-name="T22_27">cliente</text:span><text:span text:style-name="T22_28"><text:s/></text:span><text:span text:style-name="T22_29">desea</text:span><text:span text:style-name="T22_30"><text:s/></text:span><text:span text:style-name="T22_31">alcanzar</text:span><text:span text:style-name="T22_32"><text:s/></text:span><text:span text:style-name="T22_33">por</text:span><text:span text:style-name="T22_34"><text:s/></text:span><text:span text:style-name="T22_35">la</text:span><text:span text:style-name="T22_36"><text:s/></text:span><text:span text:style-name="T22_37">implantación</text:span><text:span text:style-name="T22_38"><text:s/></text:span><text:span text:style-name="T22_39">de</text:span><text:span text:style-name="T22_40"><text:s/></text:span><text:span text:style-name="T22_41">un</text:span><text:span text:style-name="T22_42"><text:s/></text:span><text:span text:style-name="T22_43">sistema</text:span><text:span text:style-name="T22_44"><text:s/></text:span><text:span text:style-name="T22_45">automatizado</text:span><text:span text:style-name="T22_46">.<text:s/></text:span><text:span text:style-name="T22_47">En</text:span><text:span text:style-name="T22_48"><text:s/></text:span><text:span text:style-name="T22_49">esta</text:span><text:span text:style-name="T22_50"><text:s/></text:span><text:span text:style-name="T22_51">descripción</text:span><text:span text:style-name="T22_52"><text:s/></text:span><text:span text:style-name="T22_53">se</text:span><text:span text:style-name="T22_54"><text:s/></text:span><text:span text:style-name="T22_55">describirá</text:span><text:span text:style-name="T22_56"><text:s/></text:span><text:span text:style-name="T22_57">la</text:span><text:span text:style-name="T22_58"><text:s/></text:span><text:span text:style-name="T22_59">información</text:span><text:span text:style-name="T22_60"><text:s/></text:span><text:span text:style-name="T22_61">que</text:span><text:span text:style-name="T22_62"><text:s/></text:span><text:span text:style-name="T22_63">el</text:span><text:span text:style-name="T22_64"><text:s/></text:span><text:span text:style-name="T22_65">cliente</text:span><text:span text:style-name="T22_66"><text:s/></text:span><text:span text:style-name="T22_67">desea</text:span><text:span text:style-name="T22_68"><text:s/></text:span><text:span text:style-name="T22_69">manejar</text:span><text:span text:style-name="T22_70">,<text:s/></text:span><text:span text:style-name="T22_71">cómo</text:span><text:span text:style-name="T22_72"><text:s/></text:span><text:span text:style-name="T22_73">la</text:span><text:span text:style-name="T22_74"><text:s/></text:span><text:span text:style-name="T22_75">desea</text:span><text:span text:style-name="T22_76"><text:s/></text:span><text:span text:style-name="T22_77">manejar</text:span><text:span text:style-name="T22_78"><text:s/></text:span><text:span text:style-name="T22_79">y</text:span><text:span text:style-name="T22_80"><text:s/></text:span><text:span text:style-name="T22_81">qué</text:span><text:span text:style-name="T22_82"><text:s/></text:span><text:span text:style-name="T22_83">procesos</text:span><text:span text:style-name="T22_84"><text:s/></text:span><text:span text:style-name="T22_85">desea</text:span><text:span text:style-name="T22_86"><text:s/></text:span><text:span text:style-name="T22_87">que</text:span><text:span text:style-name="T22_88"><text:s/></text:span><text:span text:style-name="T22_89">se</text:span><text:span text:style-name="T22_90"><text:s/></text:span><text:span text:style-name="T22_91">realice</text:span><text:span text:style-name="T22_92"><text:s/></text:span><text:span text:style-name="T22_93">sobre</text:span><text:span text:style-name="T22_94"><text:s/></text:span><text:span text:style-name="T22_95">ella</text:span><text:span text:style-name="T22_96">.<text:s/></text:span></text:p>
      <text:p text:style-name="P23"><text:span text:style-name="T23_1">RT</text:span><text:span text:style-name="T23_2">-003:<text:s/></text:span><text:span text:style-name="T23_3">Debe</text:span><text:span text:style-name="T23_4"><text:s/></text:span><text:span text:style-name="T23_5">incluir</text:span><text:span text:style-name="T23_6"><text:s/></text:span><text:span text:style-name="T23_7">la</text:span><text:span text:style-name="T23_8"><text:s/></text:span><text:span text:style-name="T23_9">especificación</text:span><text:span text:style-name="T23_10"><text:s/></text:span><text:span text:style-name="T23_11">formal</text:span><text:span text:style-name="T23_12"><text:s/></text:span><text:span text:style-name="T23_13">de</text:span><text:span text:style-name="T23_14"><text:s/></text:span><text:span text:style-name="T23_15">requisitos</text:span><text:span text:style-name="T23_16"><text:s/></text:span><text:span text:style-name="T23_17">del</text:span><text:span text:style-name="T23_18"><text:s/></text:span><text:span text:style-name="T23_19">sistema</text:span><text:span text:style-name="T23_20"><text:s/>(</text:span><text:span text:style-name="T23_21">casos</text:span><text:span text:style-name="T23_22"><text:s/></text:span><text:span text:style-name="T23_23">de</text:span><text:span text:style-name="T23_24"><text:s/></text:span><text:span text:style-name="T23_25">uso</text:span><text:span text:style-name="T23_26">,<text:s/></text:span><text:span text:style-name="T23_27">diagramas</text:span><text:span text:style-name="T23_28"><text:s/></text:span><text:span text:style-name="T23_29">de</text:span><text:span text:style-name="T23_30"><text:s/></text:span><text:span text:style-name="T23_31">actividad</text:span><text:span text:style-name="T23_32">,<text:s/></text:span><text:span text:style-name="T23_33">modelos</text:span><text:span text:style-name="T23_34"><text:s/></text:span><text:span text:style-name="T23_35">de</text:span><text:span text:style-name="T23_36"><text:s/></text:span><text:span text:style-name="T23_37">datos</text:span><text:span text:style-name="T23_38">)<text:s/></text:span><text:span text:style-name="T23_39">que</text:span><text:span text:style-name="T23_40"><text:s/></text:span><text:span text:style-name="T23_41">servirá</text:span><text:span text:style-name="T23_42"><text:s/></text:span><text:span text:style-name="T23_43">de</text:span><text:span text:style-name="T23_44"><text:s/></text:span><text:span text:style-name="T23_45">base</text:span><text:span text:style-name="T23_46"><text:s/></text:span><text:span text:style-name="T23_47">para</text:span><text:span text:style-name="T23_48"><text:s/></text:span><text:span text:style-name="T23_49">la</text:span><text:span text:style-name="T23_50"><text:s/></text:span><text:span text:style-name="T23_51">realización</text:span><text:span text:style-name="T23_52"><text:s/></text:span><text:span text:style-name="T23_53">del</text:span><text:span text:style-name="T23_54"><text:s/></text:span><text:span text:style-name="T23_55">análisis</text:span><text:span text:style-name="T23_56"><text:s/></text:span><text:span text:style-name="T23_57">del</text:span><text:span text:style-name="T23_58"><text:s/></text:span><text:span text:style-name="T23_59">sistema</text:span><text:span text:style-name="T23_60">.</text:span></text:p>
      <text:p text:style-name="P24"><text:span text:style-name="T24_1">RT</text:span><text:span text:style-name="T24_2">-004:<text:s/></text:span><text:span text:style-name="T24_3">El</text:span><text:span text:style-name="T24_4"><text:s/></text:span><text:span text:style-name="T24_5">trabajo</text:span><text:span text:style-name="T24_6"><text:s/></text:span><text:span text:style-name="T24_7">contendrá</text:span><text:span text:style-name="T24_8"><text:s/></text:span><text:span text:style-name="T24_9">todos</text:span><text:span text:style-name="T24_10"><text:s/></text:span><text:span text:style-name="T24_11">los</text:span><text:span text:style-name="T24_12"><text:s/></text:span><text:span text:style-name="T24_13">modelos</text:span><text:span text:style-name="T24_14"><text:s/></text:span><text:span text:style-name="T24_15">UWE</text:span><text:span text:style-name="T24_16"><text:s/></text:span><text:span text:style-name="T24_17">necesarios</text:span><text:span text:style-name="T24_18"><text:s/></text:span><text:span text:style-name="T24_19">para</text:span><text:span text:style-name="T24_20"><text:s/></text:span><text:span text:style-name="T24_21">el</text:span><text:span text:style-name="T24_22"><text:s/></text:span><text:span text:style-name="T24_23">desarrollo</text:span><text:span text:style-name="T24_24"><text:s/></text:span><text:span text:style-name="T24_25">de</text:span><text:span text:style-name="T24_26"><text:s/></text:span><text:span text:style-name="T24_27">la</text:span><text:span text:style-name="T24_28"><text:s/></text:span><text:span text:style-name="T24_29">aplicación</text:span><text:span text:style-name="T24_30"><text:s/></text:span><text:span text:style-name="T24_31">web</text:span><text:span text:style-name="T24_32"><text:s/></text:span><text:span text:style-name="T24_33">y</text:span><text:span text:style-name="T24_34"><text:s/></text:span><text:span text:style-name="T24_35">las</text:span><text:span text:style-name="T24_36"><text:s/></text:span><text:span text:style-name="T24_37">descripciones</text:span><text:span text:style-name="T24_38"><text:s/></text:span><text:span text:style-name="T24_39">necesarias</text:span><text:span text:style-name="T24_40"><text:s/></text:span><text:span text:style-name="T24_41">sobre</text:span><text:span text:style-name="T24_42"><text:s/></text:span><text:span text:style-name="T24_43">las</text:span><text:span text:style-name="T24_44"><text:s/></text:span><text:span text:style-name="T24_45">soluciones</text:span><text:span text:style-name="T24_46"><text:s/></text:span><text:span text:style-name="T24_47">técnicas</text:span><text:span text:style-name="T24_48"><text:s/></text:span><text:span text:style-name="T24_49">adoptadas</text:span><text:span text:style-name="T24_50">.<text:s/></text:span></text:p>
      <text:p text:style-name="P25"><text:span text:style-name="T25_1">RT</text:span><text:span text:style-name="T25_2">-005:<text:s/></text:span><text:span text:style-name="T25_3">El</text:span><text:span text:style-name="T25_4"><text:s/></text:span><text:span text:style-name="T25_5">trabajo</text:span><text:span text:style-name="T25_6"><text:s/></text:span><text:span text:style-name="T25_7">debe</text:span><text:span text:style-name="T25_8"><text:s/></text:span><text:span text:style-name="T25_9">contener</text:span><text:span text:style-name="T25_10"><text:s/></text:span><text:span text:style-name="T25_11">un</text:span><text:span text:style-name="T25_12"><text:s/></text:span><text:span text:style-name="T25_13">apartado</text:span><text:span text:style-name="T25_14"><text:s/></text:span><text:span text:style-name="T25_15">con</text:span><text:span text:style-name="T25_16"><text:s/></text:span><text:span text:style-name="T25_17">la</text:span><text:span text:style-name="T25_18"><text:s/></text:span><text:span text:style-name="T25_19">descripción</text:span><text:span text:style-name="T25_20"><text:s/></text:span><text:span text:style-name="T25_21">de</text:span><text:span text:style-name="T25_22"><text:s/></text:span><text:span text:style-name="T25_23">todas</text:span><text:span text:style-name="T25_24"><text:s/></text:span><text:span text:style-name="T25_25">las</text:span><text:span text:style-name="T25_26"><text:s/></text:span><text:span text:style-name="T25_27">pruebas</text:span><text:span text:style-name="T25_28"><text:s/></text:span><text:span text:style-name="T25_29">realizadas</text:span><text:span text:style-name="T25_30">.<text:s/></text:span></text:p>
      <text:p text:style-name="P26"><text:span text:style-name="T26_1">RT</text:span><text:span text:style-name="T26_2">-006:<text:s/></text:span><text:span text:style-name="T26_3">Se</text:span><text:span text:style-name="T26_4"><text:s/></text:span><text:span text:style-name="T26_5">realizará</text:span><text:span text:style-name="T26_6"><text:s/></text:span><text:span text:style-name="T26_7">una</text:span><text:span text:style-name="T26_8"><text:s/></text:span><text:span text:style-name="T26_9">presentación</text:span><text:span text:style-name="T26_10"><text:s/></text:span><text:span text:style-name="T26_11">en</text:span><text:span text:style-name="T26_12"><text:s/></text:span><text:span text:style-name="T26_13">la</text:span><text:span text:style-name="T26_14"><text:s/></text:span><text:span text:style-name="T26_15">que</text:span><text:span text:style-name="T26_16"><text:s/></text:span><text:span text:style-name="T26_17">se</text:span><text:span text:style-name="T26_18"><text:s/></text:span><text:span text:style-name="T26_19">muestre</text:span><text:span text:style-name="T26_20"><text:s/></text:span><text:span text:style-name="T26_21">el</text:span><text:span text:style-name="T26_22"><text:s/></text:span><text:span text:style-name="T26_23">funcionamiento</text:span><text:span text:style-name="T26_24"><text:s/></text:span><text:span text:style-name="T26_25">de</text:span><text:span text:style-name="T26_26"><text:s/></text:span><text:span text:style-name="T26_27">la</text:span><text:span text:style-name="T26_28"><text:s/></text:span><text:span text:style-name="T26_29">aplicación</text:span><text:span text:style-name="T26_30">.</text:span></text:p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h text:style-name="P57" text:outline-level="10"><text:bookmark-start text:name="h.wi1uk1jnr56e"/><text:bookmark-end text:name="h.wi1uk1jnr56e"/><text:span text:style-name="T57_1">Introducción</text:span></text:h>
      <text:p text:style-name="P58"/>
      <text:p text:style-name="P59"><text:span text:style-name="T59_1">El</text:span><text:span text:style-name="T59_2"><text:s/></text:span><text:span text:style-name="T59_3">siguiente</text:span><text:span text:style-name="T59_4"><text:s/></text:span><text:span text:style-name="T59_5">documento</text:span><text:span text:style-name="T59_6"><text:s/></text:span><text:span text:style-name="T59_7">se</text:span><text:span text:style-name="T59_8"><text:s/></text:span><text:span text:style-name="T59_9">corresponde</text:span><text:span text:style-name="T59_10"><text:s/></text:span><text:span text:style-name="T59_11">con</text:span><text:span text:style-name="T59_12"><text:s/></text:span><text:span text:style-name="T59_13">la</text:span><text:span text:style-name="T59_14"><text:s/></text:span><text:span text:style-name="T59_15">documentación</text:span><text:span text:style-name="T59_16"><text:s/></text:span><text:span text:style-name="T59_17">necesaria</text:span><text:span text:style-name="T59_18"><text:s/></text:span><text:span text:style-name="T59_19">para</text:span><text:span text:style-name="T59_20"><text:s/></text:span><text:span text:style-name="T59_21">el</text:span><text:span text:style-name="T59_22"><text:s/></text:span><text:span text:style-name="T59_23">desarrollo</text:span><text:span text:style-name="T59_24"><text:s/></text:span><text:span text:style-name="T59_25">de</text:span><text:span text:style-name="T59_26"><text:s/></text:span><text:span text:style-name="T59_27">una</text:span><text:span text:style-name="T59_28"><text:s/></text:span><text:span text:style-name="T59_29">página</text:span><text:span text:style-name="T59_30"><text:s/></text:span><text:span text:style-name="T59_31">web</text:span><text:span text:style-name="T59_32"><text:s/></text:span><text:span text:style-name="T59_33">basada</text:span><text:span text:style-name="T59_34"><text:s/></text:span><text:span text:style-name="T59_35">en</text:span><text:span text:style-name="T59_36"><text:s/></text:span><text:span text:style-name="T59_37">el</text:span><text:span text:style-name="T59_38"><text:s/></text:span><text:span text:style-name="T59_39">proceso</text:span><text:span text:style-name="T59_40"><text:s/></text:span><text:span text:style-name="T59_41">de</text:span><text:span text:style-name="T59_42"><text:s/></text:span><text:span text:style-name="T59_43">desarrollo</text:span><text:span text:style-name="T59_44"><text:s/></text:span><text:span text:style-name="T59_45">UWE</text:span><text:span text:style-name="T59_46">.<text:s/></text:span><text:span text:style-name="T59_47">El</text:span><text:span text:style-name="T59_48"><text:s/></text:span><text:span text:style-name="T59_49">proyecto</text:span><text:span text:style-name="T59_50"><text:s/></text:span><text:span text:style-name="T59_51">lo</text:span><text:span text:style-name="T59_52"><text:s/></text:span><text:span text:style-name="T59_53">situamos</text:span><text:span text:style-name="T59_54"><text:s/></text:span><text:span text:style-name="T59_55">dentro</text:span><text:span text:style-name="T59_56"><text:s/></text:span><text:span text:style-name="T59_57">de</text:span><text:span text:style-name="T59_58"><text:s/></text:span><text:span text:style-name="T59_59">la</text:span><text:span text:style-name="T59_60"><text:s/></text:span><text:span text:style-name="T59_61">asignatura</text:span><text:span text:style-name="T59_62"><text:s/></text:span><text:span text:style-name="T59_63">Ingeniería</text:span><text:span text:style-name="T59_64"><text:s/></text:span><text:span text:style-name="T59_65">Web</text:span><text:span text:style-name="T59_66"><text:s/></text:span><text:span text:style-name="T59_67">del</text:span><text:span text:style-name="T59_68"><text:s/></text:span><text:span text:style-name="T59_69">Grado</text:span><text:span text:style-name="T59_70"><text:s/></text:span><text:span text:style-name="T59_71">de</text:span><text:span text:style-name="T59_72"><text:s/></text:span><text:span text:style-name="T59_73">Ingeniería</text:span><text:span text:style-name="T59_74"><text:s/></text:span><text:span text:style-name="T59_75">Informática</text:span><text:span text:style-name="T59_76"><text:s/></text:span><text:span text:style-name="T59_77">de</text:span><text:span text:style-name="T59_78"><text:s/></text:span><text:span text:style-name="T59_79">la</text:span><text:span text:style-name="T59_80"><text:s/></text:span><text:span text:style-name="T59_81">Universidad</text:span><text:span text:style-name="T59_82"><text:s/></text:span><text:span text:style-name="T59_83">de</text:span><text:span text:style-name="T59_84"><text:s/></text:span><text:span text:style-name="T59_85">Córdoba</text:span><text:span text:style-name="T59_86">.</text:span></text:p>
      <text:p text:style-name="P60"/>
      <text:p text:style-name="P61"><text:span text:style-name="T61_1">La</text:span><text:span text:style-name="T61_2"><text:s/></text:span><text:span text:style-name="T61_3">solución</text:span><text:span text:style-name="T61_4"><text:s/></text:span><text:span text:style-name="T61_5">propuesta</text:span><text:span text:style-name="T61_6"><text:s/></text:span><text:span text:style-name="T61_7">se</text:span><text:span text:style-name="T61_8"><text:s/></text:span><text:span text:style-name="T61_9">podría</text:span><text:span text:style-name="T61_10"><text:s/></text:span><text:span text:style-name="T61_11">encuadrar</text:span><text:span text:style-name="T61_12"><text:s/></text:span><text:span text:style-name="T61_13">en</text:span><text:span text:style-name="T61_14"><text:s/></text:span><text:span text:style-name="T61_15">una</text:span><text:span text:style-name="T61_16"><text:s/></text:span><text:span text:style-name="T61_17">empresa</text:span><text:span text:style-name="T61_18"><text:s/></text:span><text:span text:style-name="T61_19">especializada</text:span><text:span text:style-name="T61_20"><text:s/></text:span><text:span text:style-name="T61_21">en</text:span><text:span text:style-name="T61_22"><text:s/></text:span><text:span text:style-name="T61_23">desarrollo</text:span><text:span text:style-name="T61_24"><text:s/></text:span><text:span text:style-name="T61_25">web</text:span><text:span text:style-name="T61_26"><text:s/></text:span><text:span text:style-name="T61_27">que</text:span><text:span text:style-name="T61_28"><text:s/></text:span><text:span text:style-name="T61_29">pretende</text:span><text:span text:style-name="T61_30"><text:s/></text:span><text:span text:style-name="T61_31">dar</text:span><text:span text:style-name="T61_32"><text:s/></text:span><text:span text:style-name="T61_33">una</text:span><text:span text:style-name="T61_34"><text:s/></text:span><text:span text:style-name="T61_35">solución</text:span><text:span text:style-name="T61_36"><text:s/></text:span><text:span text:style-name="T61_37">a</text:span><text:span text:style-name="T61_38"><text:s/></text:span><text:span text:style-name="T61_39">un</text:span><text:span text:style-name="T61_40"><text:s/></text:span><text:span text:style-name="T61_41">problema</text:span><text:span text:style-name="T61_42"><text:s/></text:span><text:span text:style-name="T61_43">planteado</text:span><text:span text:style-name="T61_44"><text:s/></text:span><text:span text:style-name="T61_45">por</text:span><text:span text:style-name="T61_46"><text:s/></text:span><text:span text:style-name="T61_47">el</text:span><text:span text:style-name="T61_48"><text:s/></text:span><text:span text:style-name="T61_49">cliente</text:span><text:span text:style-name="T61_50">.</text:span></text:p>
      <text:p text:style-name="P62"/>
      <text:h text:style-name="P63" text:outline-level="10"><text:bookmark-start text:name="h.y7mo4sk24lx1"/><text:bookmark-end text:name="h.y7mo4sk24lx1"/><text:span text:style-name="T63_1">Definición</text:span><text:span text:style-name="T63_2"><text:s/></text:span><text:span text:style-name="T63_3">del</text:span><text:span text:style-name="T63_4"><text:s/></text:span><text:span text:style-name="T63_5">problema</text:span></text:h>
      <text:p text:style-name="P64"/>
      <text:p text:style-name="P65"><text:span text:style-name="T65_1"><text:tab/></text:span><text:span text:style-name="T65_2">Web</text:span><text:span text:style-name="T65_3"><text:s/></text:span><text:span text:style-name="T65_4">diseñada</text:span><text:span text:style-name="T65_5"><text:s/></text:span><text:span text:style-name="T65_6">con</text:span><text:span text:style-name="T65_7"><text:s/></text:span><text:span text:style-name="T65_8">UWE</text:span><text:span text:style-name="T65_9"><text:s/></text:span><text:span text:style-name="T65_10">que</text:span><text:span text:style-name="T65_11"><text:s/></text:span><text:span text:style-name="T65_12">representa</text:span><text:span text:style-name="T65_13"><text:s/></text:span><text:span text:style-name="T65_14">la</text:span><text:span text:style-name="T65_15"><text:s/></text:span><text:span text:style-name="T65_16">estructura</text:span><text:span text:style-name="T65_17"><text:s/></text:span><text:span text:style-name="T65_18">de</text:span><text:span text:style-name="T65_19"><text:s/></text:span><text:span text:style-name="T65_20">un</text:span><text:span text:style-name="T65_21"><text:s/></text:span><text:span text:style-name="T65_22">portal</text:span><text:span text:style-name="T65_23"><text:s/></text:span><text:span text:style-name="T65_24">de</text:span><text:span text:style-name="T65_25"><text:s/></text:span><text:span text:style-name="T65_26">intercambio</text:span><text:span text:style-name="T65_27"><text:s/></text:span><text:span text:style-name="T65_28">de</text:span><text:span text:style-name="T65_29"><text:s/></text:span><text:span text:style-name="T65_30">soluciones</text:span><text:span text:style-name="T65_31"><text:s/></text:span><text:span text:style-name="T65_32">para</text:span><text:span text:style-name="T65_33"><text:s/></text:span><text:span text:style-name="T65_34">programación</text:span><text:span text:style-name="T65_35">,<text:s/></text:span><text:span text:style-name="T65_36">donde</text:span><text:span text:style-name="T65_37"><text:s/></text:span><text:span text:style-name="T65_38">el</text:span><text:span text:style-name="T65_39"><text:s/></text:span><text:span text:style-name="T65_40">usuario</text:span><text:span text:style-name="T65_41"><text:s/></text:span><text:span text:style-name="T65_42">puede</text:span><text:span text:style-name="T65_43"><text:s/></text:span><text:span text:style-name="T65_44">tanto</text:span><text:span text:style-name="T65_45"><text:s/></text:span><text:span text:style-name="T65_46">ayudar</text:span><text:span text:style-name="T65_47"><text:s/></text:span><text:span text:style-name="T65_48">a</text:span><text:span text:style-name="T65_49"><text:s/></text:span><text:span text:style-name="T65_50">otros</text:span><text:span text:style-name="T65_51"><text:s/></text:span><text:span text:style-name="T65_52">a</text:span><text:span text:style-name="T65_53"><text:s/></text:span><text:span text:style-name="T65_54">solucionar</text:span><text:span text:style-name="T65_55"><text:s/></text:span><text:span text:style-name="T65_56">sus</text:span><text:span text:style-name="T65_57"><text:s/></text:span><text:span text:style-name="T65_58">problemas</text:span><text:span text:style-name="T65_59"><text:s/></text:span><text:span text:style-name="T65_60">planteados</text:span><text:span text:style-name="T65_61"><text:s/></text:span><text:span text:style-name="T65_62">de</text:span><text:span text:style-name="T65_63"><text:s/></text:span><text:span text:style-name="T65_64">manera</text:span><text:span text:style-name="T65_65"><text:s/></text:span><text:span text:style-name="T65_66">privada</text:span><text:span text:style-name="T65_67">,<text:s/></text:span><text:span text:style-name="T65_68">como</text:span><text:span text:style-name="T65_69"><text:s/></text:span><text:span text:style-name="T65_70">que</text:span><text:span text:style-name="T65_71"><text:s/></text:span><text:span text:style-name="T65_72">le</text:span><text:span text:style-name="T65_73"><text:s/></text:span><text:span text:style-name="T65_74">ayuden</text:span><text:span text:style-name="T65_75"><text:s/></text:span><text:span text:style-name="T65_76">a</text:span><text:span text:style-name="T65_77"><text:s/></text:span><text:span text:style-name="T65_78">el</text:span><text:span text:style-name="T65_79">.<text:s/></text:span><text:span text:style-name="T65_80">Además</text:span><text:span text:style-name="T65_81">,<text:s/></text:span><text:span text:style-name="T65_82">el</text:span><text:span text:style-name="T65_83"><text:s/></text:span><text:span text:style-name="T65_84">usuario</text:span><text:span text:style-name="T65_85"><text:s/></text:span><text:span text:style-name="T65_86">posee</text:span><text:span text:style-name="T65_87"><text:s/></text:span><text:span text:style-name="T65_88">un</text:span><text:span text:style-name="T65_89"><text:s/></text:span><text:span text:style-name="T65_90">perfil</text:span><text:span text:style-name="T65_91"><text:s/></text:span><text:span text:style-name="T65_92">en</text:span><text:span text:style-name="T65_93"><text:s/></text:span><text:span text:style-name="T65_94">el</text:span><text:span text:style-name="T65_95"><text:s/></text:span><text:span text:style-name="T65_96">que</text:span><text:span text:style-name="T65_97"><text:s/></text:span><text:span text:style-name="T65_98">se</text:span><text:span text:style-name="T65_99"><text:s/></text:span><text:span text:style-name="T65_100">detalla</text:span><text:span text:style-name="T65_101"><text:s/></text:span><text:span text:style-name="T65_102">toda</text:span><text:span text:style-name="T65_103"><text:s/></text:span><text:span text:style-name="T65_104">su</text:span><text:span text:style-name="T65_105"><text:s/></text:span><text:span text:style-name="T65_106">información</text:span><text:span text:style-name="T65_107">.</text:span></text:p>
      <text:p text:style-name="P66"/>
      <text:p text:style-name="P67"><text:span text:style-name="T67_1">Otro</text:span><text:span text:style-name="T67_2"><text:s/></text:span><text:span text:style-name="T67_3">aspecto</text:span><text:span text:style-name="T67_4"><text:s/></text:span><text:span text:style-name="T67_5">a</text:span><text:span text:style-name="T67_6"><text:s/></text:span><text:span text:style-name="T67_7">destacar</text:span><text:span text:style-name="T67_8"><text:s/></text:span><text:span text:style-name="T67_9">es</text:span><text:span text:style-name="T67_10"><text:s/></text:span><text:span text:style-name="T67_11">el</text:span><text:span text:style-name="T67_12"><text:s/></text:span><text:span text:style-name="T67_13">sistema</text:span><text:span text:style-name="T67_14"><text:s/></text:span><text:span text:style-name="T67_15">de</text:span><text:span text:style-name="T67_16"><text:s/></text:span><text:span text:style-name="T67_17">donaciones</text:span><text:span text:style-name="T67_18"><text:s/></text:span><text:span text:style-name="T67_19">del</text:span><text:span text:style-name="T67_20"><text:s/></text:span><text:span text:style-name="T67_21">foro</text:span><text:span text:style-name="T67_22">,<text:s/></text:span><text:span text:style-name="T67_23">con</text:span><text:span text:style-name="T67_24"><text:s/></text:span><text:span text:style-name="T67_25">el</text:span><text:span text:style-name="T67_26"><text:s/></text:span><text:span text:style-name="T67_27">que</text:span><text:span text:style-name="T67_28"><text:s/></text:span><text:span text:style-name="T67_29">un</text:span><text:span text:style-name="T67_30"><text:s/></text:span><text:span text:style-name="T67_31">usuario</text:span><text:span text:style-name="T67_32"><text:s/></text:span><text:span text:style-name="T67_33">puede</text:span><text:span text:style-name="T67_34"><text:s/></text:span><text:span text:style-name="T67_35">realizar</text:span><text:span text:style-name="T67_36"><text:s/></text:span><text:span text:style-name="T67_37">donaciones</text:span><text:span text:style-name="T67_38"><text:s/></text:span><text:span text:style-name="T67_39">a</text:span><text:span text:style-name="T67_40"><text:s/></text:span><text:span text:style-name="T67_41">otro</text:span><text:span text:style-name="T67_42"><text:s/></text:span><text:span text:style-name="T67_43">usuario</text:span><text:span text:style-name="T67_44"><text:s/></text:span><text:span text:style-name="T67_45">si</text:span><text:span text:style-name="T67_46"><text:s/></text:span><text:span text:style-name="T67_47">lo</text:span><text:span text:style-name="T67_48"><text:s/></text:span><text:span text:style-name="T67_49">desea</text:span><text:span text:style-name="T67_50"><text:s/></text:span><text:span text:style-name="T67_51">como</text:span><text:span text:style-name="T67_52"><text:s/></text:span><text:span text:style-name="T67_53">método</text:span><text:span text:style-name="T67_54"><text:s/></text:span><text:span text:style-name="T67_55">de</text:span><text:span text:style-name="T67_56"><text:s/></text:span><text:span text:style-name="T67_57">agradecimiento</text:span><text:span text:style-name="T67_58"><text:s/></text:span><text:span text:style-name="T67_59">por</text:span><text:span text:style-name="T67_60"><text:s/></text:span><text:span text:style-name="T67_61">la</text:span><text:span text:style-name="T67_62"><text:s/></text:span><text:span text:style-name="T67_63">ayuda</text:span><text:span text:style-name="T67_64"><text:s/></text:span><text:span text:style-name="T67_65">prestada</text:span><text:span text:style-name="T67_66">.<text:s/></text:span><text:span text:style-name="T67_67">Según</text:span><text:span text:style-name="T67_68"><text:s/></text:span><text:span text:style-name="T67_69">las</text:span><text:span text:style-name="T67_70"><text:s/></text:span><text:span text:style-name="T67_71">donaciones</text:span><text:span text:style-name="T67_72"><text:s/></text:span><text:span text:style-name="T67_73">recibidas</text:span><text:span text:style-name="T67_74"><text:s/></text:span><text:span text:style-name="T67_75">y</text:span><text:span text:style-name="T67_76"><text:s/></text:span><text:span text:style-name="T67_77">su</text:span><text:span text:style-name="T67_78"><text:s/></text:span><text:span text:style-name="T67_79">puntuación</text:span><text:span text:style-name="T67_80"><text:s/></text:span><text:span text:style-name="T67_81">y</text:span><text:span text:style-name="T67_82"><text:s/></text:span><text:span text:style-name="T67_83">rango</text:span><text:span text:style-name="T67_84"><text:s/></text:span><text:span text:style-name="T67_85">dentro</text:span><text:span text:style-name="T67_86"><text:s/></text:span><text:span text:style-name="T67_87">del</text:span><text:span text:style-name="T67_88"><text:s/></text:span><text:span text:style-name="T67_89">foro</text:span><text:span text:style-name="T67_90"><text:s/></text:span><text:span text:style-name="T67_91">el</text:span><text:span text:style-name="T67_92"><text:s/></text:span><text:span text:style-name="T67_93">usuario</text:span><text:span text:style-name="T67_94"><text:s/></text:span><text:span text:style-name="T67_95">contará</text:span><text:span text:style-name="T67_96"><text:s/></text:span><text:span text:style-name="T67_97">con</text:span><text:span text:style-name="T67_98"><text:s/></text:span><text:span text:style-name="T67_99">una</text:span><text:span text:style-name="T67_100"><text:s/></text:span><text:span text:style-name="T67_101">serie</text:span><text:span text:style-name="T67_102"><text:s/></text:span><text:span text:style-name="T67_103">de</text:span><text:span text:style-name="T67_104"><text:s/></text:span><text:span text:style-name="T67_105">privilegios</text:span><text:span text:style-name="T67_106"><text:s/></text:span><text:span text:style-name="T67_107">así</text:span><text:span text:style-name="T67_108"><text:s/></text:span><text:span text:style-name="T67_109">como</text:span><text:span text:style-name="T67_110"><text:s/></text:span><text:span text:style-name="T67_111">con</text:span><text:span text:style-name="T67_112"><text:s/></text:span><text:span text:style-name="T67_113">la</text:span><text:span text:style-name="T67_114"><text:s/></text:span><text:span text:style-name="T67_115">posibilidad</text:span><text:span text:style-name="T67_116"><text:s/></text:span><text:span text:style-name="T67_117">de</text:span><text:span text:style-name="T67_118"><text:s/></text:span><text:span text:style-name="T67_119">compartir</text:span><text:span text:style-name="T67_120"><text:s/></text:span><text:span text:style-name="T67_121">su</text:span><text:span text:style-name="T67_122"><text:s/></text:span><text:span text:style-name="T67_123">perfil</text:span><text:span text:style-name="T67_124"><text:s/></text:span><text:span text:style-name="T67_125">como</text:span><text:span text:style-name="T67_126"><text:s/></text:span><text:span text:style-name="T67_127">carta</text:span><text:span text:style-name="T67_128"><text:s/></text:span><text:span text:style-name="T67_129">de</text:span><text:span text:style-name="T67_130"><text:s/></text:span><text:span text:style-name="T67_131">presentación</text:span><text:span text:style-name="T67_132"><text:s/></text:span><text:span text:style-name="T67_133">profesional</text:span><text:span text:style-name="T67_134"><text:s/></text:span><text:span text:style-name="T67_135">en</text:span><text:span text:style-name="T67_136"><text:s/></text:span><text:span text:style-name="T67_137">la</text:span><text:span text:style-name="T67_138"><text:s/></text:span><text:span text:style-name="T67_139">que</text:span><text:span text:style-name="T67_140"><text:s/></text:span><text:span text:style-name="T67_141">se</text:span><text:span text:style-name="T67_142"><text:s/></text:span><text:span text:style-name="T67_143">incluyan</text:span><text:span text:style-name="T67_144"><text:s/></text:span><text:span text:style-name="T67_145">los</text:span><text:span text:style-name="T67_146"><text:s/></text:span><text:span text:style-name="T67_147">conocimientos</text:span><text:span text:style-name="T67_148"><text:s/></text:span><text:span text:style-name="T67_149">del</text:span><text:span text:style-name="T67_150"><text:s/></text:span><text:span text:style-name="T67_151">usuario</text:span></text:p>
      <text:p text:style-name="P68"/>
      <text:h text:style-name="P69" text:outline-level="10"><text:bookmark-start text:name="h.45uabbav5twj"/><text:bookmark-end text:name="h.45uabbav5twj"/><text:span text:style-name="T69_1">Tecnologías</text:span><text:span text:style-name="T69_2"><text:s/></text:span><text:span text:style-name="T69_3">utilizadas</text:span></text:h>
      <text:p text:style-name="P70"><text:span text:style-name="T70_1"><text:tab/></text:span><text:span text:style-name="T70_2">Las</text:span><text:span text:style-name="T70_3"><text:s/></text:span><text:span text:style-name="T70_4">tecnologías</text:span><text:span text:style-name="T70_5"><text:s/></text:span><text:span text:style-name="T70_6">utilizadas</text:span><text:span text:style-name="T70_7"><text:s/></text:span><text:span text:style-name="T70_8">para</text:span><text:span text:style-name="T70_9"><text:s/></text:span><text:span text:style-name="T70_10">el</text:span><text:span text:style-name="T70_11"><text:s/></text:span><text:span text:style-name="T70_12">desarrollo</text:span><text:span text:style-name="T70_13"><text:s/></text:span><text:span text:style-name="T70_14">del</text:span><text:span text:style-name="T70_15"><text:s/></text:span><text:span text:style-name="T70_16">portal</text:span><text:span text:style-name="T70_17"><text:s/></text:span><text:span text:style-name="T70_18">han</text:span><text:span text:style-name="T70_19"><text:s/></text:span><text:span text:style-name="T70_20">sido</text:span><text:span text:style-name="T70_21">:</text:span></text:p>
      <text:p text:style-name="P71"><text:span text:style-name="T71_1"><text:tab/><text:tab/>-</text:span><text:span text:style-name="T71_2">Python</text:span><text:span text:style-name="T71_3"><text:s/>2.7.6</text:span></text:p>
      <text:p text:style-name="P72"><text:span text:style-name="T72_1"><text:tab/><text:tab/>-</text:span><text:span text:style-name="T72_2">Django</text:span><text:span text:style-name="T72_3"><text:s/>1.7.6</text:span></text:p>
      <text:p text:style-name="P73"><text:span text:style-name="T73_1"><text:tab/><text:tab/>-</text:span><text:span text:style-name="T73_2">HTML</text:span><text:span text:style-name="T73_3"><text:s/>5</text:span></text:p>
      <text:p text:style-name="P74"><text:span text:style-name="T74_1"><text:tab/><text:tab/>-</text:span><text:span text:style-name="T74_2">Materializecss</text:span></text:p>
      <text:p text:style-name="P75"><text:span text:style-name="T75_1"><text:tab/><text:tab/>-</text:span><text:span text:style-name="T75_2">Control</text:span><text:span text:style-name="T75_3"><text:s/></text:span><text:span text:style-name="T75_4">de</text:span><text:span text:style-name="T75_5"><text:s/></text:span><text:span text:style-name="T75_6">versiones</text:span><text:span text:style-name="T75_7"><text:s/></text:span><text:span text:style-name="T75_8">con</text:span><text:span text:style-name="T75_9"><text:s/></text:span><text:span text:style-name="T75_10">GIt</text:span><text:span text:style-name="T75_11"><text:s/></text:span><text:span text:style-name="T75_12">y</text:span><text:span text:style-name="T75_13"><text:s/></text:span><text:span text:style-name="T75_14">GitHub</text:span></text:p>
      <text:p text:style-name="P76"><text:span text:style-name="T76_1"><text:tab/><text:tab/>-</text:span><text:span text:style-name="T76_2">Entorno</text:span><text:span text:style-name="T76_3"><text:s/></text:span><text:span text:style-name="T76_4">de</text:span><text:span text:style-name="T76_5"><text:s/></text:span><text:span text:style-name="T76_6">desarrollo</text:span><text:span text:style-name="T76_7"><text:s/></text:span><text:span text:style-name="T76_8">compartido</text:span><text:span text:style-name="T76_9"><text:s/></text:span><text:span text:style-name="T76_10">Cloud</text:span><text:span text:style-name="T76_11">9</text:span></text:p>
      <text:p text:style-name="P77"/>
      <text:p text:style-name="P78"/>
      <text:h text:style-name="P79" text:outline-level="10"><text:bookmark-start text:name="h.qgalaqpu9k6v"/><text:bookmark-end text:name="h.qgalaqpu9k6v"/><text:span text:style-name="T79_1">Antecedentes</text:span></text:h>
      <text:p text:style-name="P80"/>
      <text:p text:style-name="P81"><text:span text:style-name="T81_1"><text:tab/></text:span><text:span text:style-name="T81_2">Ejemplos</text:span><text:span text:style-name="T81_3"><text:s/></text:span><text:span text:style-name="T81_4">reales</text:span><text:span text:style-name="T81_5"><text:s/></text:span><text:span text:style-name="T81_6">de</text:span><text:span text:style-name="T81_7"><text:s/></text:span><text:span text:style-name="T81_8">portales</text:span><text:span text:style-name="T81_9"><text:s/></text:span><text:span text:style-name="T81_10">similares</text:span><text:span text:style-name="T81_11"><text:s/></text:span><text:span text:style-name="T81_12">al</text:span><text:span text:style-name="T81_13"><text:s/></text:span><text:span text:style-name="T81_14">que</text:span><text:span text:style-name="T81_15"><text:s/></text:span><text:span text:style-name="T81_16">se</text:span><text:span text:style-name="T81_17"><text:s/></text:span><text:span text:style-name="T81_18">ha</text:span><text:span text:style-name="T81_19"><text:s/></text:span><text:span text:style-name="T81_20">explicado</text:span><text:span text:style-name="T81_21"><text:s/></text:span><text:span text:style-name="T81_22">en</text:span><text:span text:style-name="T81_23"><text:s/></text:span><text:span text:style-name="T81_24">el</text:span><text:span text:style-name="T81_25"><text:s/></text:span><text:span text:style-name="T81_26">apartado</text:span><text:span text:style-name="T81_27"><text:s/></text:span><text:span text:style-name="T81_28">anterior</text:span><text:span text:style-name="T81_29"><text:s/></text:span><text:span text:style-name="T81_30">podrían</text:span><text:span text:style-name="T81_31"><text:s/></text:span><text:span text:style-name="T81_32">ser</text:span><text:span text:style-name="T81_33"><text:s/></text:span><text:span text:style-name="T81_34">son</text:span><text:span text:style-name="T81_35">:</text:span></text:p>
      <text:p text:style-name="P82"/>
      <text:list text:style-name="LS2" xml:id="list7">
        <text:list-item>
          <text:p text:style-name="P83"><text:span text:style-name="T83_1">Entredesarrolladores</text:span><text:span text:style-name="T83_2">:<text:s/></text:span><text:span text:style-name="T83_3">se</text:span><text:span text:style-name="T83_4"><text:s/></text:span><text:span text:style-name="T83_5">trata</text:span><text:span text:style-name="T83_6"><text:s/></text:span><text:span text:style-name="T83_7">de</text:span><text:span text:style-name="T83_8"><text:s/></text:span><text:span text:style-name="T83_9">un</text:span><text:span text:style-name="T83_10"><text:s/></text:span><text:span text:style-name="T83_11">foro</text:span><text:span text:style-name="T83_12"><text:s/></text:span><text:span text:style-name="T83_13">en</text:span><text:span text:style-name="T83_14"><text:s/></text:span><text:span text:style-name="T83_15">el</text:span><text:span text:style-name="T83_16"><text:s/></text:span><text:span text:style-name="T83_17">que</text:span><text:span text:style-name="T83_18"><text:s/></text:span><text:span text:style-name="T83_19">los</text:span><text:span text:style-name="T83_20"><text:s/></text:span><text:span text:style-name="T83_21">usuarios</text:span><text:span text:style-name="T83_22"><text:s/></text:span><text:span text:style-name="T83_23">preguntan</text:span><text:span text:style-name="T83_24"><text:s/></text:span><text:span text:style-name="T83_25">las</text:span><text:span text:style-name="T83_26"><text:s/></text:span><text:span text:style-name="T83_27">dudas</text:span><text:span text:style-name="T83_28"><text:s/></text:span><text:span text:style-name="T83_29">que</text:span><text:span text:style-name="T83_30"><text:s/></text:span><text:span text:style-name="T83_31">tengan</text:span><text:span text:style-name="T83_32"><text:s/></text:span><text:span text:style-name="T83_33">durante</text:span><text:span text:style-name="T83_34"><text:s/></text:span><text:span text:style-name="T83_35">el</text:span><text:span text:style-name="T83_36"><text:s/></text:span><text:span text:style-name="T83_37">desarrollo</text:span><text:span text:style-name="T83_38"><text:s/></text:span><text:span text:style-name="T83_39">de</text:span><text:span text:style-name="T83_40"><text:s/></text:span><text:span text:style-name="T83_41">cualquier</text:span><text:span text:style-name="T83_42"><text:s/></text:span><text:span text:style-name="T83_43">tipo</text:span><text:span text:style-name="T83_44"><text:s/></text:span><text:span text:style-name="T83_45">de</text:span><text:span text:style-name="T83_46"><text:s/></text:span><text:span text:style-name="T83_47">software</text:span><text:span text:style-name="T83_48"><text:s/></text:span><text:span text:style-name="T83_49">y</text:span><text:span text:style-name="T83_50"><text:s/></text:span><text:span text:style-name="T83_51">los</text:span><text:span text:style-name="T83_52"><text:s/></text:span><text:span text:style-name="T83_53">demás</text:span><text:span text:style-name="T83_54"><text:s/></text:span><text:span text:style-name="T83_55">usuarios</text:span><text:span text:style-name="T83_56"><text:s/></text:span><text:span text:style-name="T83_57">le</text:span><text:span text:style-name="T83_58"><text:s/></text:span><text:span text:style-name="T83_59">proponen</text:span><text:span text:style-name="T83_60"><text:s/></text:span><text:span text:style-name="T83_61">distintas</text:span><text:span text:style-name="T83_62"><text:s/></text:span><text:span text:style-name="T83_63">soluciones</text:span><text:span text:style-name="T83_64"><text:s/></text:span><text:span text:style-name="T83_65">a</text:span><text:span text:style-name="T83_66"><text:s/></text:span><text:span text:style-name="T83_67">ese</text:span><text:span text:style-name="T83_68"><text:s/></text:span><text:span text:style-name="T83_69">problema</text:span><text:span text:style-name="T83_70">.<text:s/></text:span></text:p>
        </text:list-item>
      </text:list>
      <text:p text:style-name="P84"><text:span text:style-name="T84_1">Dirección</text:span><text:span text:style-name="T84_2">:<text:s/></text:span><text:span text:style-name="T84_3"><text:a xlink:type="simple" xlink:href="http://entredesarrolladores.com"><text:span text:style-name="T84_4">http</text:span></text:a></text:span><text:span text:style-name="T84_5"><text:a xlink:type="simple" xlink:href="http://entredesarrolladores.com"><text:span text:style-name="T84_6">://</text:span></text:a></text:span><text:span text:style-name="T84_7"><text:a xlink:type="simple" xlink:href="http://entredesarrolladores.com"><text:span text:style-name="T84_8">entredesarrolladores</text:span></text:a></text:span><text:span text:style-name="T84_9"><text:a xlink:type="simple" xlink:href="http://entredesarrolladores.com"><text:span text:style-name="T84_10">.</text:span></text:a></text:span><text:span text:style-name="T84_11"><text:a xlink:type="simple" xlink:href="http://entredesarrolladores.com"><text:span text:style-name="T84_12">com</text:span></text:a></text:span></text:p>
      <text:list text:style-name="LS2" xml:id="list8">
        <text:list-item>
          <text:p text:style-name="P85"><text:span text:style-name="T85_1">Stackoverflow</text:span><text:span text:style-name="T85_2">:<text:s/></text:span><text:span text:style-name="T85_3">foro</text:span><text:span text:style-name="T85_4"><text:s/></text:span><text:span text:style-name="T85_5">similar</text:span><text:span text:style-name="T85_6"><text:s/></text:span><text:span text:style-name="T85_7">al</text:span><text:span text:style-name="T85_8"><text:s/></text:span><text:span text:style-name="T85_9">anterior</text:span><text:span text:style-name="T85_10"><text:s/></text:span><text:span text:style-name="T85_11">en</text:span><text:span text:style-name="T85_12"><text:s/></text:span><text:span text:style-name="T85_13">el</text:span><text:span text:style-name="T85_14"><text:s/></text:span><text:span text:style-name="T85_15">que</text:span><text:span text:style-name="T85_16"><text:s/></text:span><text:span text:style-name="T85_17">los</text:span><text:span text:style-name="T85_18"><text:s/></text:span><text:span text:style-name="T85_19">usuarios</text:span><text:span text:style-name="T85_20"><text:s/></text:span><text:span text:style-name="T85_21">proponen</text:span><text:span text:style-name="T85_22"><text:s/></text:span><text:span text:style-name="T85_23">soluciones</text:span><text:span text:style-name="T85_24"><text:s/></text:span><text:span text:style-name="T85_25">a</text:span><text:span text:style-name="T85_26"><text:s/></text:span><text:span text:style-name="T85_27">problemas</text:span><text:span text:style-name="T85_28"><text:s/></text:span><text:span text:style-name="T85_29">de</text:span><text:span text:style-name="T85_30"><text:s/></text:span><text:span text:style-name="T85_31">programación</text:span><text:span text:style-name="T85_32"><text:s/></text:span><text:span text:style-name="T85_33">planteados</text:span><text:span text:style-name="T85_34"><text:s/></text:span><text:span text:style-name="T85_35">por</text:span><text:span text:style-name="T85_36"><text:s/></text:span><text:span text:style-name="T85_37">otros</text:span><text:span text:style-name="T85_38"><text:s/></text:span><text:span text:style-name="T85_39">usuarios</text:span><text:span text:style-name="T85_40">.<text:s/></text:span></text:p>
        </text:list-item>
      </text:list>
      <text:p text:style-name="P86"><text:span text:style-name="T86_1">Dirección</text:span><text:span text:style-name="T86_2">:<text:s/></text:span><text:span text:style-name="T86_3"><text:a xlink:type="simple" xlink:href="http://stackoverflow.com/"><text:span text:style-name="T86_4">http</text:span></text:a></text:span><text:span text:style-name="T86_5"><text:a xlink:type="simple" xlink:href="http://stackoverflow.com/"><text:span text:style-name="T86_6">://</text:span></text:a></text:span><text:span text:style-name="T86_7"><text:a xlink:type="simple" xlink:href="http://stackoverflow.com/"><text:span text:style-name="T86_8">stackoverflow</text:span></text:a></text:span><text:span text:style-name="T86_9"><text:a xlink:type="simple" xlink:href="http://stackoverflow.com/"><text:span text:style-name="T86_10">.</text:span></text:a></text:span><text:span text:style-name="T86_11"><text:a xlink:type="simple" xlink:href="http://stackoverflow.com/"><text:span text:style-name="T86_12">com</text:span></text:a></text:span><text:span text:style-name="T86_13"><text:a xlink:type="simple" xlink:href="http://stackoverflow.com/"><text:span text:style-name="T86_14">/</text:span></text:a></text:span></text:p>
      <text:list text:style-name="LS3" xml:id="list9">
        <text:list-item>
          <text:p text:style-name="P87"><text:span text:style-name="T87_1">Lawebdelprogramador</text:span><text:span text:style-name="T87_2">:<text:s/></text:span><text:span text:style-name="T87_3">foro</text:span><text:span text:style-name="T87_4"><text:s/></text:span><text:span text:style-name="T87_5">de</text:span><text:span text:style-name="T87_6"><text:s/></text:span><text:span text:style-name="T87_7">dudas</text:span><text:span text:style-name="T87_8"><text:s/></text:span><text:span text:style-name="T87_9">de</text:span><text:span text:style-name="T87_10"><text:s/></text:span><text:span text:style-name="T87_11">programación</text:span><text:span text:style-name="T87_12"><text:s/></text:span><text:span text:style-name="T87_13">de</text:span><text:span text:style-name="T87_14"><text:s/></text:span><text:span text:style-name="T87_15">distintos</text:span><text:span text:style-name="T87_16"><text:s/></text:span><text:span text:style-name="T87_17">lenguajes</text:span><text:span text:style-name="T87_18"><text:s/></text:span><text:span text:style-name="T87_19">de</text:span><text:span text:style-name="T87_20"><text:s/></text:span><text:span text:style-name="T87_21">programación</text:span><text:span text:style-name="T87_22">.<text:s/></text:span></text:p>
        </text:list-item>
      </text:list>
      <text:p text:style-name="P88"><text:span text:style-name="T88_1">Dirección</text:span><text:span text:style-name="T88_2">:<text:s/></text:span><text:span text:style-name="T88_3"><text:a xlink:type="simple" xlink:href="http://www.lawebdelprogramador.com/"><text:span text:style-name="T88_4"><text:s/></text:span></text:a></text:span><text:span text:style-name="T88_5"><text:a xlink:type="simple" xlink:href="http://www.lawebdelprogramador.com/"><text:span text:style-name="T88_6">http</text:span></text:a></text:span><text:span text:style-name="T88_7"><text:a xlink:type="simple" xlink:href="http://www.lawebdelprogramador.com/"><text:span text:style-name="T88_8">://</text:span></text:a></text:span><text:span text:style-name="T88_9"><text:a xlink:type="simple" xlink:href="http://www.lawebdelprogramador.com/"><text:span text:style-name="T88_10">www</text:span></text:a></text:span><text:span text:style-name="T88_11"><text:a xlink:type="simple" xlink:href="http://www.lawebdelprogramador.com/"><text:span text:style-name="T88_12">.</text:span></text:a></text:span><text:span text:style-name="T88_13"><text:a xlink:type="simple" xlink:href="http://www.lawebdelprogramador.com/"><text:span text:style-name="T88_14">lawebdelprogramador</text:span></text:a></text:span><text:span text:style-name="T88_15"><text:a xlink:type="simple" xlink:href="http://www.lawebdelprogramador.com/"><text:span text:style-name="T88_16">.</text:span></text:a></text:span><text:span text:style-name="T88_17"><text:a xlink:type="simple" xlink:href="http://www.lawebdelprogramador.com/"><text:span text:style-name="T88_18">com</text:span></text:a></text:span><text:span text:style-name="T88_19"><text:a xlink:type="simple" xlink:href="http://www.lawebdelprogramador.com/"><text:span text:style-name="T88_20">/</text:span></text:a></text:span></text:p>
      <text:p text:style-name="P89"/>
      <text:p text:style-name="P90"/>
      <text:h text:style-name="P91" text:outline-level="10"><text:bookmark-start text:name="h.z15y7qefoelq"/><text:bookmark-end text:name="h.z15y7qefoelq"/><text:span text:style-name="T91_1">Requisitos</text:span><text:span text:style-name="T91_2"><text:s/></text:span><text:span text:style-name="T91_3">del</text:span><text:span text:style-name="T91_4"><text:s/></text:span><text:span text:style-name="T91_5">sistema</text:span></text:h>
      <text:p text:style-name="P92"/>
      <text:p text:style-name="P93"><text:span text:style-name="T93_1"><text:tab/></text:span><text:span text:style-name="T93_2">A</text:span><text:span text:style-name="T93_3"><text:s/></text:span><text:span text:style-name="T93_4">continuación</text:span><text:span text:style-name="T93_5"><text:s/></text:span><text:span text:style-name="T93_6">se</text:span><text:span text:style-name="T93_7"><text:s/></text:span><text:span text:style-name="T93_8">realizará</text:span><text:span text:style-name="T93_9"><text:s/></text:span><text:span text:style-name="T93_10">una</text:span><text:span text:style-name="T93_11"><text:s/></text:span><text:span text:style-name="T93_12">breve</text:span><text:span text:style-name="T93_13"><text:s/></text:span><text:span text:style-name="T93_14">explicación</text:span><text:span text:style-name="T93_15"><text:s/></text:span><text:span text:style-name="T93_16">de</text:span><text:span text:style-name="T93_17"><text:s/></text:span><text:span text:style-name="T93_18">los</text:span><text:span text:style-name="T93_19"><text:s/></text:span><text:span text:style-name="T93_20">requisitos</text:span><text:span text:style-name="T93_21"><text:s/></text:span><text:span text:style-name="T93_22">de</text:span><text:span text:style-name="T93_23"><text:s/></text:span><text:span text:style-name="T93_24">este</text:span><text:span text:style-name="T93_25"><text:s/></text:span><text:span text:style-name="T93_26">portal</text:span><text:span text:style-name="T93_27"><text:s/></text:span><text:span text:style-name="T93_28">de</text:span><text:span text:style-name="T93_29"><text:s/></text:span><text:span text:style-name="T93_30">intercambio</text:span><text:span text:style-name="T93_31"><text:s/></text:span><text:span text:style-name="T93_32">de</text:span><text:span text:style-name="T93_33"><text:s/></text:span><text:span text:style-name="T93_34">soluciones</text:span><text:span text:style-name="T93_35"><text:s/></text:span><text:span text:style-name="T93_36">para</text:span><text:span text:style-name="T93_37"><text:s/></text:span><text:span text:style-name="T93_38">programación</text:span><text:span text:style-name="T93_39">,<text:s/></text:span><text:span text:style-name="T93_40">con</text:span><text:span text:style-name="T93_41"><text:s/></text:span><text:span text:style-name="T93_42">el</text:span><text:span text:style-name="T93_43"><text:s/></text:span><text:span text:style-name="T93_44">objetivo</text:span><text:span text:style-name="T93_45"><text:s/></text:span><text:span text:style-name="T93_46">de</text:span><text:span text:style-name="T93_47"><text:s/></text:span><text:span text:style-name="T93_48">dar</text:span><text:span text:style-name="T93_49"><text:s/></text:span><text:span text:style-name="T93_50">a</text:span><text:span text:style-name="T93_51"><text:s/></text:span><text:span text:style-name="T93_52">entender</text:span><text:span text:style-name="T93_53"><text:s/></text:span><text:span text:style-name="T93_54">las</text:span><text:span text:style-name="T93_55"><text:s/></text:span><text:span text:style-name="T93_56">funcionalidades</text:span><text:span text:style-name="T93_57"><text:s/></text:span><text:span text:style-name="T93_58">que</text:span><text:span text:style-name="T93_59"><text:s/></text:span><text:span text:style-name="T93_60">este</text:span><text:span text:style-name="T93_61"><text:s/></text:span><text:span text:style-name="T93_62">ofrece</text:span><text:span text:style-name="T93_63">.<text:s/></text:span><text:span text:style-name="T93_64">Para</text:span><text:span text:style-name="T93_65"><text:s/></text:span><text:span text:style-name="T93_66">posteriormente</text:span><text:span text:style-name="T93_67"><text:s/></text:span><text:span text:style-name="T93_68">explicar</text:span><text:span text:style-name="T93_69"><text:s/></text:span><text:span text:style-name="T93_70">detalladamente</text:span><text:span text:style-name="T93_71"><text:s/></text:span><text:span text:style-name="T93_72">el</text:span><text:span text:style-name="T93_73"><text:s/></text:span><text:span text:style-name="T93_74">diseño</text:span><text:span text:style-name="T93_75"><text:s/></text:span><text:span text:style-name="T93_76">de</text:span><text:span text:style-name="T93_77"><text:s/></text:span><text:span text:style-name="T93_78">la</text:span><text:span text:style-name="T93_79"><text:s/></text:span><text:span text:style-name="T93_80">estructura</text:span><text:span text:style-name="T93_81"><text:s/></text:span><text:span text:style-name="T93_82">así</text:span><text:span text:style-name="T93_83"><text:s/></text:span><text:span text:style-name="T93_84">como</text:span><text:span text:style-name="T93_85"><text:s/></text:span><text:span text:style-name="T93_86">los</text:span><text:span text:style-name="T93_87"><text:s/></text:span><text:span text:style-name="T93_88">casos</text:span><text:span text:style-name="T93_89"><text:s/></text:span><text:span text:style-name="T93_90">de</text:span><text:span text:style-name="T93_91"><text:s/></text:span><text:span text:style-name="T93_92">uso</text:span><text:span text:style-name="T93_93">,<text:s/></text:span><text:span text:style-name="T93_94">ordenados</text:span><text:span text:style-name="T93_95"><text:s/></text:span><text:span text:style-name="T93_96">por</text:span><text:span text:style-name="T93_97"><text:s/></text:span><text:span text:style-name="T93_98">categorías</text:span><text:span text:style-name="T93_99">.<text:s/></text:span><text:span text:style-name="T93_100">Distinguiremos</text:span><text:span text:style-name="T93_101"><text:s/></text:span><text:span text:style-name="T93_102">entre</text:span><text:span text:style-name="T93_103"><text:s/></text:span><text:span text:style-name="T93_104">requisitos</text:span><text:span text:style-name="T93_105"><text:s/></text:span><text:span text:style-name="T93_106">de</text:span><text:span text:style-name="T93_107"><text:s/></text:span><text:span text:style-name="T93_108">usuario</text:span><text:span text:style-name="T93_109">,<text:s/></text:span><text:span text:style-name="T93_110">de</text:span><text:span text:style-name="T93_111"><text:s/></text:span><text:span text:style-name="T93_112">información</text:span><text:span text:style-name="T93_113">,<text:s/></text:span><text:span text:style-name="T93_114">funcionales</text:span><text:span text:style-name="T93_115"><text:s/></text:span><text:span text:style-name="T93_116">y</text:span><text:span text:style-name="T93_117"><text:s/></text:span><text:span text:style-name="T93_118">no</text:span><text:span text:style-name="T93_119"><text:s/></text:span><text:span text:style-name="T93_120">funcionales</text:span><text:span text:style-name="T93_121">.</text:span></text:p>
      <text:p text:style-name="P94"/>
      <text:h text:style-name="P95" text:outline-level="10"><text:bookmark-start text:name="h.s45v9or8js0v"/><text:bookmark-end text:name="h.s45v9or8js0v"/><text:span text:style-name="T95_1">Requisitos</text:span><text:span text:style-name="T95_2"><text:s/></text:span><text:span text:style-name="T95_3">de</text:span><text:span text:style-name="T95_4"><text:s/></text:span><text:span text:style-name="T95_5">usuario</text:span></text:h>
      <text:p text:style-name="P96"/>
      <text:p text:style-name="P97"><text:span text:style-name="T97_1">Distinguiremos</text:span><text:span text:style-name="T97_2"><text:s/></text:span><text:span text:style-name="T97_3">dos</text:span><text:span text:style-name="T97_4"><text:s/></text:span><text:span text:style-name="T97_5">tipos</text:span><text:span text:style-name="T97_6"><text:s/></text:span><text:span text:style-name="T97_7">de</text:span><text:span text:style-name="T97_8"><text:s/></text:span><text:span text:style-name="T97_9">usuarios</text:span><text:span text:style-name="T97_10">:</text:span></text:p>
      <text:p text:style-name="P98"/>
      <text:list text:style-name="LS4" xml:id="list10">
        <text:list-item>
          <text:p text:style-name="P99"><text:span text:style-name="T99_1">Usuario</text:span><text:span text:style-name="T99_2"><text:s/></text:span><text:span text:style-name="T99_3">registrado</text:span><text:span text:style-name="T99_4">:<text:s/></text:span><text:span text:style-name="T99_5">serán</text:span><text:span text:style-name="T99_6"><text:s/></text:span><text:span text:style-name="T99_7">aquellos</text:span><text:span text:style-name="T99_8"><text:s/></text:span><text:span text:style-name="T99_9">tipos</text:span><text:span text:style-name="T99_10"><text:s/></text:span><text:span text:style-name="T99_11">de</text:span><text:span text:style-name="T99_12"><text:s/></text:span><text:span text:style-name="T99_13">usuarios</text:span><text:span text:style-name="T99_14"><text:s/></text:span><text:span text:style-name="T99_15">que</text:span><text:span text:style-name="T99_16"><text:s/></text:span><text:span text:style-name="T99_17">se</text:span><text:span text:style-name="T99_18"><text:s/></text:span><text:span text:style-name="T99_19">han</text:span><text:span text:style-name="T99_20"><text:s/></text:span><text:span text:style-name="T99_21">registrado</text:span><text:span text:style-name="T99_22"><text:s/></text:span><text:span text:style-name="T99_23">en</text:span><text:span text:style-name="T99_24"><text:s/></text:span><text:span text:style-name="T99_25">nuestra</text:span><text:span text:style-name="T99_26"><text:s/></text:span><text:span text:style-name="T99_27">página</text:span><text:span text:style-name="T99_28"><text:s/></text:span><text:span text:style-name="T99_29">web</text:span><text:span text:style-name="T99_30"><text:s/></text:span><text:span text:style-name="T99_31">y</text:span><text:span text:style-name="T99_32"><text:s/></text:span><text:span text:style-name="T99_33">por</text:span><text:span text:style-name="T99_34"><text:s/></text:span><text:span text:style-name="T99_35">lo</text:span><text:span text:style-name="T99_36"><text:s/></text:span><text:span text:style-name="T99_37">tanto</text:span><text:span text:style-name="T99_38"><text:s/></text:span><text:span text:style-name="T99_39">tienen</text:span><text:span text:style-name="T99_40"><text:s/></text:span><text:span text:style-name="T99_41">derecho</text:span><text:span text:style-name="T99_42"><text:s/></text:span><text:span text:style-name="T99_43">a</text:span><text:span text:style-name="T99_44"><text:s/></text:span><text:span text:style-name="T99_45">acceder</text:span><text:span text:style-name="T99_46"><text:s/></text:span><text:span text:style-name="T99_47">a</text:span><text:span text:style-name="T99_48"><text:s/></text:span><text:span text:style-name="T99_49">la</text:span><text:span text:style-name="T99_50"><text:s/></text:span><text:span text:style-name="T99_51">misma</text:span></text:p>
        </text:list-item>
        <text:list-item>
          <text:p text:style-name="P100"><text:span text:style-name="T100_1">Usuario</text:span><text:span text:style-name="T100_2"><text:s/></text:span><text:span text:style-name="T100_3">no</text:span><text:span text:style-name="T100_4"><text:s/></text:span><text:span text:style-name="T100_5">registrado</text:span><text:span text:style-name="T100_6">:<text:s/></text:span><text:span text:style-name="T100_7">usuario</text:span><text:span text:style-name="T100_8"><text:s/></text:span><text:span text:style-name="T100_9">que</text:span><text:span text:style-name="T100_10"><text:s/></text:span><text:span text:style-name="T100_11">no</text:span><text:span text:style-name="T100_12"><text:s/></text:span><text:span text:style-name="T100_13">se</text:span><text:span text:style-name="T100_14"><text:s/></text:span><text:span text:style-name="T100_15">ha</text:span><text:span text:style-name="T100_16"><text:s/></text:span><text:span text:style-name="T100_17">registrado</text:span><text:span text:style-name="T100_18"><text:s/></text:span><text:span text:style-name="T100_19">en</text:span><text:span text:style-name="T100_20"><text:s/></text:span><text:span text:style-name="T100_21">la</text:span><text:span text:style-name="T100_22"><text:s/></text:span><text:span text:style-name="T100_23">página</text:span><text:span text:style-name="T100_24"><text:s/></text:span><text:span text:style-name="T100_25">web</text:span><text:span text:style-name="T100_26"><text:s/></text:span><text:span text:style-name="T100_27">y</text:span><text:span text:style-name="T100_28"><text:s/></text:span><text:span text:style-name="T100_29">que</text:span><text:span text:style-name="T100_30"><text:s/></text:span><text:span text:style-name="T100_31">no</text:span><text:span text:style-name="T100_32"><text:s/></text:span><text:span text:style-name="T100_33">pueden</text:span><text:span text:style-name="T100_34"><text:s/></text:span><text:span text:style-name="T100_35">acceder</text:span><text:span text:style-name="T100_36"><text:s/></text:span><text:span text:style-name="T100_37">a</text:span><text:span text:style-name="T100_38"><text:s/></text:span><text:span text:style-name="T100_39">las</text:span><text:span text:style-name="T100_40"><text:s/></text:span><text:span text:style-name="T100_41">funcionalidades</text:span><text:span text:style-name="T100_42"><text:s/></text:span><text:span text:style-name="T100_43">de</text:span><text:span text:style-name="T100_44"><text:s/></text:span><text:span text:style-name="T100_45">la</text:span><text:span text:style-name="T100_46"><text:s/></text:span><text:span text:style-name="T100_47">misma</text:span><text:span text:style-name="T100_48">.<text:s/></text:span><text:span text:style-name="T100_49">Este</text:span><text:span text:style-name="T100_50"><text:s/></text:span><text:span text:style-name="T100_51">tipo</text:span><text:span text:style-name="T100_52"><text:s/></text:span><text:span text:style-name="T100_53">de</text:span><text:span text:style-name="T100_54"><text:s/></text:span><text:span text:style-name="T100_55">usuario</text:span><text:span text:style-name="T100_56"><text:s/></text:span><text:span text:style-name="T100_57">puede</text:span><text:span text:style-name="T100_58"><text:s/></text:span><text:span text:style-name="T100_59">registrarse</text:span><text:span text:style-name="T100_60"><text:s/></text:span><text:span text:style-name="T100_61">mediante</text:span><text:span text:style-name="T100_62"><text:s/></text:span><text:span text:style-name="T100_63">un</text:span><text:span text:style-name="T100_64"><text:s/></text:span><text:span text:style-name="T100_65">formulario</text:span><text:span text:style-name="T100_66"><text:s/></text:span><text:span text:style-name="T100_67">de</text:span><text:span text:style-name="T100_68"><text:s/></text:span><text:span text:style-name="T100_69">registro</text:span></text:p>
        </text:list-item>
      </text:list>
      <text:p text:style-name="P101"/>
      <text:p text:style-name="P102"><text:span text:style-name="T102_1">En</text:span><text:span text:style-name="T102_2"><text:s/></text:span><text:span text:style-name="T102_3">cuanto</text:span><text:span text:style-name="T102_4"><text:s/></text:span><text:span text:style-name="T102_5">a</text:span><text:span text:style-name="T102_6"><text:s/></text:span><text:span text:style-name="T102_7">los</text:span><text:span text:style-name="T102_8"><text:s/></text:span><text:span text:style-name="T102_9">requisitos</text:span><text:span text:style-name="T102_10">,<text:s/></text:span><text:span text:style-name="T102_11">distinguiremos</text:span><text:span text:style-name="T102_12"><text:s/></text:span><text:span text:style-name="T102_13">los</text:span><text:span text:style-name="T102_14"><text:s/></text:span><text:span text:style-name="T102_15">siguientes</text:span><text:span text:style-name="T102_16">:</text:span></text:p>
      <text:list text:style-name="LS5" xml:id="list12">
        <text:list-item>
          <text:p text:style-name="P103"><text:span text:style-name="T103_1">RU</text:span><text:span text:style-name="T103_2">-1:<text:s/></text:span><text:span text:style-name="T103_3">un</text:span><text:span text:style-name="T103_4"><text:s/></text:span><text:span text:style-name="T103_5">usuario</text:span><text:span text:style-name="T103_6"><text:s/></text:span><text:span text:style-name="T103_7">no</text:span><text:span text:style-name="T103_8"><text:s/></text:span><text:span text:style-name="T103_9">registrado</text:span><text:span text:style-name="T103_10"><text:s/></text:span><text:span text:style-name="T103_11">debe</text:span><text:span text:style-name="T103_12"><text:s/></text:span><text:span text:style-name="T103_13">poder</text:span><text:span text:style-name="T103_14"><text:s/></text:span><text:span text:style-name="T103_15">registrarse</text:span><text:span text:style-name="T103_16"><text:s/></text:span><text:span text:style-name="T103_17">siempre</text:span><text:span text:style-name="T103_18"><text:s/></text:span><text:span text:style-name="T103_19">que</text:span><text:span text:style-name="T103_20"><text:s/></text:span><text:span text:style-name="T103_21">dicho</text:span><text:span text:style-name="T103_22"><text:s/></text:span><text:span text:style-name="T103_23">usuario</text:span><text:span text:style-name="T103_24"><text:s/></text:span><text:span text:style-name="T103_25">no</text:span><text:span text:style-name="T103_26"><text:s/></text:span><text:span text:style-name="T103_27">exista</text:span><text:span text:style-name="T103_28"><text:s/></text:span><text:span text:style-name="T103_29">previamente</text:span></text:p>
        </text:list-item>
        <text:list-item>
          <text:p text:style-name="P104"><text:span text:style-name="T104_1">RU</text:span><text:span text:style-name="T104_2">-2:<text:s/></text:span><text:span text:style-name="T104_3">todo</text:span><text:span text:style-name="T104_4"><text:s/></text:span><text:span text:style-name="T104_5">usuario</text:span><text:span text:style-name="T104_6"><text:s/></text:span><text:span text:style-name="T104_7">debe</text:span><text:span text:style-name="T104_8"><text:s/></text:span><text:span text:style-name="T104_9">poder</text:span><text:span text:style-name="T104_10"><text:s/></text:span><text:span text:style-name="T104_11">loguearse</text:span><text:span text:style-name="T104_12"><text:s/></text:span><text:span text:style-name="T104_13">en</text:span><text:span text:style-name="T104_14"><text:s/></text:span><text:span text:style-name="T104_15">el</text:span><text:span text:style-name="T104_16"><text:s/></text:span><text:span text:style-name="T104_17">sistema</text:span><text:span text:style-name="T104_18"><text:s/></text:span><text:span text:style-name="T104_19">mediante</text:span><text:span text:style-name="T104_20"><text:s/></text:span><text:span text:style-name="T104_21">su</text:span><text:span text:style-name="T104_22"><text:s/></text:span><text:span text:style-name="T104_23">nombre</text:span><text:span text:style-name="T104_24"><text:s/></text:span><text:span text:style-name="T104_25">de</text:span><text:span text:style-name="T104_26"><text:s/></text:span><text:span text:style-name="T104_27">usuario</text:span><text:span text:style-name="T104_28"><text:s/></text:span><text:span text:style-name="T104_29">y</text:span><text:span text:style-name="T104_30"><text:s/></text:span><text:span text:style-name="T104_31">su</text:span><text:span text:style-name="T104_32"><text:s/></text:span><text:span text:style-name="T104_33">contraseña</text:span></text:p>
        </text:list-item>
        <text:list-item>
          <text:p text:style-name="P105"><text:span text:style-name="T105_1">RU</text:span><text:span text:style-name="T105_2">-3:<text:s/></text:span><text:span text:style-name="T105_3">los</text:span><text:span text:style-name="T105_4"><text:s/></text:span><text:span text:style-name="T105_5">links</text:span><text:span text:style-name="T105_6"><text:s/></text:span><text:span text:style-name="T105_7">para</text:span><text:span text:style-name="T105_8"><text:s/></text:span><text:span text:style-name="T105_9">navegar</text:span><text:span text:style-name="T105_10"><text:s/></text:span><text:span text:style-name="T105_11">por</text:span><text:span text:style-name="T105_12"><text:s/></text:span><text:span text:style-name="T105_13">la</text:span><text:span text:style-name="T105_14"><text:s/></text:span><text:span text:style-name="T105_15">página</text:span><text:span text:style-name="T105_16"><text:s/></text:span><text:span text:style-name="T105_17">web</text:span><text:span text:style-name="T105_18"><text:s/></text:span><text:span text:style-name="T105_19">deben</text:span><text:span text:style-name="T105_20"><text:s/></text:span><text:span text:style-name="T105_21">mostrarse</text:span><text:span text:style-name="T105_22"><text:s/></text:span><text:span text:style-name="T105_23">a</text:span><text:span text:style-name="T105_24"><text:s/></text:span><text:span text:style-name="T105_25">los</text:span><text:span text:style-name="T105_26"><text:s/></text:span><text:span text:style-name="T105_27">usuarios</text:span><text:span text:style-name="T105_28"><text:s/></text:span><text:span text:style-name="T105_29">registrados</text:span><text:span text:style-name="T105_30"><text:s/></text:span><text:span text:style-name="T105_31">una</text:span><text:span text:style-name="T105_32"><text:s/></text:span><text:span text:style-name="T105_33">vez</text:span><text:span text:style-name="T105_34"><text:s/></text:span><text:span text:style-name="T105_35">que</text:span><text:span text:style-name="T105_36"><text:s/></text:span><text:span text:style-name="T105_37">se</text:span><text:span text:style-name="T105_38"><text:s/></text:span><text:span text:style-name="T105_39">loguean</text:span></text:p>
        </text:list-item>
        <text:list-item>
          <text:p text:style-name="P106"><text:span text:style-name="T106_1">RU</text:span><text:span text:style-name="T106_2">-4:<text:s/></text:span><text:span text:style-name="T106_3">los</text:span><text:span text:style-name="T106_4"><text:s/></text:span><text:span text:style-name="T106_5">usuarios</text:span><text:span text:style-name="T106_6"><text:s/></text:span><text:span text:style-name="T106_7">deben</text:span><text:span text:style-name="T106_8"><text:s/></text:span><text:span text:style-name="T106_9">poder</text:span><text:span text:style-name="T106_10"><text:s/></text:span><text:span text:style-name="T106_11">desloguearse</text:span></text:p>
        </text:list-item>
        <text:list-item>
          <text:p text:style-name="P107"><text:span text:style-name="T107_1">RU</text:span><text:span text:style-name="T107_2">-5:<text:s/></text:span><text:span text:style-name="T107_3">un</text:span><text:span text:style-name="T107_4"><text:s/></text:span><text:span text:style-name="T107_5">usuario</text:span><text:span text:style-name="T107_6"><text:s/></text:span><text:span text:style-name="T107_7">puede</text:span><text:span text:style-name="T107_8"><text:s/></text:span><text:span text:style-name="T107_9">eliminar</text:span><text:span text:style-name="T107_10"><text:s/></text:span><text:span text:style-name="T107_11">su</text:span><text:span text:style-name="T107_12"><text:s/></text:span><text:span text:style-name="T107_13">cuenta</text:span></text:p>
        </text:list-item>
        <text:list-item>
          <text:p text:style-name="P108"><text:span text:style-name="T108_1">RU</text:span><text:span text:style-name="T108_2">-6:<text:s/></text:span><text:span text:style-name="T108_3">un</text:span><text:span text:style-name="T108_4"><text:s/></text:span><text:span text:style-name="T108_5">usuario</text:span><text:span text:style-name="T108_6"><text:s/></text:span><text:span text:style-name="T108_7">puede</text:span><text:span text:style-name="T108_8"><text:s/></text:span><text:span text:style-name="T108_9">ver</text:span><text:span text:style-name="T108_10"><text:s/></text:span><text:span text:style-name="T108_11">y</text:span><text:span text:style-name="T108_12"><text:s/></text:span><text:span text:style-name="T108_13">modificar</text:span><text:span text:style-name="T108_14"><text:s/></text:span><text:span text:style-name="T108_15">su</text:span><text:span text:style-name="T108_16"><text:s/></text:span><text:span text:style-name="T108_17">perfil</text:span></text:p>
        </text:list-item>
      </text:list>
      <text:p text:style-name="P109"/>
      <text:h text:style-name="P110" text:outline-level="10"><text:bookmark-start text:name="h.uxsrxu6v66f9"/><text:bookmark-end text:name="h.uxsrxu6v66f9"/><text:span text:style-name="T110_1">Requisitos</text:span><text:span text:style-name="T110_2"><text:s/></text:span><text:span text:style-name="T110_3">de</text:span><text:span text:style-name="T110_4"><text:s/></text:span><text:span text:style-name="T110_5">información</text:span></text:h>
      <text:p text:style-name="P111"/>
      <text:p text:style-name="P112"><text:span text:style-name="T112_1">Dentro</text:span><text:span text:style-name="T112_2"><text:s/></text:span><text:span text:style-name="T112_3">de</text:span><text:span text:style-name="T112_4"><text:s/></text:span><text:span text:style-name="T112_5">los</text:span><text:span text:style-name="T112_6"><text:s/></text:span><text:span text:style-name="T112_7">requisitos</text:span><text:span text:style-name="T112_8"><text:s/></text:span><text:span text:style-name="T112_9">de</text:span><text:span text:style-name="T112_10"><text:s/></text:span><text:span text:style-name="T112_11">información</text:span><text:span text:style-name="T112_12"><text:s/></text:span><text:span text:style-name="T112_13">podemos</text:span><text:span text:style-name="T112_14"><text:s/></text:span><text:span text:style-name="T112_15">distinguir</text:span><text:span text:style-name="T112_16"><text:s/></text:span><text:span text:style-name="T112_17">los</text:span><text:span text:style-name="T112_18"><text:s/></text:span><text:span text:style-name="T112_19">siguientes</text:span><text:span text:style-name="T112_20">:</text:span></text:p>
      <text:list text:style-name="LS6" xml:id="list18">
        <text:list-item>
          <text:p text:style-name="P113"><text:span text:style-name="T113_1">RI</text:span><text:span text:style-name="T113_2">-1:<text:s/></text:span><text:span text:style-name="T113_3">se</text:span><text:span text:style-name="T113_4"><text:s/></text:span><text:span text:style-name="T113_5">debe</text:span><text:span text:style-name="T113_6"><text:s/></text:span><text:span text:style-name="T113_7">mantener</text:span><text:span text:style-name="T113_8"><text:s/></text:span><text:span text:style-name="T113_9">información</text:span><text:span text:style-name="T113_10"><text:s/></text:span><text:span text:style-name="T113_11">acerca</text:span><text:span text:style-name="T113_12"><text:s/></text:span><text:span text:style-name="T113_13">de</text:span><text:span text:style-name="T113_14"><text:s/></text:span><text:span text:style-name="T113_15">los</text:span><text:span text:style-name="T113_16"><text:s/></text:span><text:span text:style-name="T113_17">usuarios</text:span><text:span text:style-name="T113_18">,<text:s/></text:span><text:span text:style-name="T113_19">de</text:span><text:span text:style-name="T113_20"><text:s/></text:span><text:span text:style-name="T113_21">manera</text:span><text:span text:style-name="T113_22"><text:s/></text:span><text:span text:style-name="T113_23">que</text:span><text:span text:style-name="T113_24"><text:s/></text:span><text:span text:style-name="T113_25">se</text:span><text:span text:style-name="T113_26"><text:s/></text:span><text:span text:style-name="T113_27">almacene</text:span><text:span text:style-name="T113_28"><text:s/></text:span><text:span text:style-name="T113_29">el</text:span><text:span text:style-name="T113_30"><text:s/></text:span><text:span text:style-name="T113_31">nombre</text:span><text:span text:style-name="T113_32"><text:s/></text:span><text:span text:style-name="T113_33">completo</text:span><text:span text:style-name="T113_34"><text:s/></text:span><text:span text:style-name="T113_35">del</text:span><text:span text:style-name="T113_36"><text:s/></text:span><text:span text:style-name="T113_37">mismo</text:span><text:span text:style-name="T113_38">,<text:s/></text:span><text:span text:style-name="T113_39">su</text:span><text:span text:style-name="T113_40"><text:s/></text:span><text:span text:style-name="T113_41">nombre</text:span><text:span text:style-name="T113_42"><text:s/></text:span><text:span text:style-name="T113_43">de</text:span><text:span text:style-name="T113_44"><text:s/></text:span><text:span text:style-name="T113_45">usuario</text:span><text:span text:style-name="T113_46">,<text:s/></text:span><text:span text:style-name="T113_47">contraseña</text:span><text:span text:style-name="T113_48"><text:s/></text:span><text:span text:style-name="T113_49">y</text:span><text:span text:style-name="T113_50"><text:s/></text:span><text:span text:style-name="T113_51">correo</text:span><text:span text:style-name="T113_52"><text:s/></text:span><text:span text:style-name="T113_53">electrónico</text:span></text:p>
        </text:list-item>
        <text:list-item>
          <text:p text:style-name="P114"><text:span text:style-name="T114_1">RI</text:span><text:span text:style-name="T114_2">-2:<text:s/></text:span><text:span text:style-name="T114_3">se</text:span><text:span text:style-name="T114_4"><text:s/></text:span><text:span text:style-name="T114_5">debe</text:span><text:span text:style-name="T114_6"><text:s/></text:span><text:span text:style-name="T114_7">mantener</text:span><text:span text:style-name="T114_8"><text:s/></text:span><text:span text:style-name="T114_9">información</text:span><text:span text:style-name="T114_10"><text:s/></text:span><text:span text:style-name="T114_11">acerca</text:span><text:span text:style-name="T114_12"><text:s/></text:span><text:span text:style-name="T114_13">del</text:span><text:span text:style-name="T114_14"><text:s/></text:span><text:span text:style-name="T114_15">perfil</text:span><text:span text:style-name="T114_16"><text:s/></text:span><text:span text:style-name="T114_17">de</text:span><text:span text:style-name="T114_18"><text:s/></text:span><text:span text:style-name="T114_19">los</text:span><text:span text:style-name="T114_20"><text:s/></text:span><text:span text:style-name="T114_21">usuarios</text:span><text:span text:style-name="T114_22">,<text:s/></text:span><text:span text:style-name="T114_23">de</text:span><text:span text:style-name="T114_24"><text:s/></text:span><text:span text:style-name="T114_25">manera</text:span><text:span text:style-name="T114_26"><text:s/></text:span><text:span text:style-name="T114_27">que</text:span><text:span text:style-name="T114_28"><text:s/></text:span><text:span text:style-name="T114_29">se</text:span><text:span text:style-name="T114_30"><text:s/></text:span><text:span text:style-name="T114_31">almacene</text:span><text:span text:style-name="T114_32"><text:s/></text:span><text:span text:style-name="T114_33">información</text:span><text:span text:style-name="T114_34"><text:s/></text:span><text:span text:style-name="T114_35">acerca</text:span><text:span text:style-name="T114_36"><text:s/></text:span><text:span text:style-name="T114_37">de</text:span><text:span text:style-name="T114_38"><text:s/></text:span><text:span text:style-name="T114_39">los</text:span><text:span text:style-name="T114_40"><text:s/></text:span><text:span text:style-name="T114_41">lenguajes</text:span><text:span text:style-name="T114_42"><text:s/></text:span><text:span text:style-name="T114_43">conocidos</text:span><text:span text:style-name="T114_44">,<text:s/></text:span><text:span text:style-name="T114_45">competencias</text:span><text:span text:style-name="T114_46">,<text:s/></text:span><text:span text:style-name="T114_47">cartera</text:span><text:span text:style-name="T114_48">/</text:span><text:span text:style-name="T114_49">monedero</text:span><text:span text:style-name="T114_50"><text:s/>-&gt;<text:s/></text:span><text:span text:style-name="T114_51">para</text:span><text:span text:style-name="T114_52"><text:s/></text:span><text:span text:style-name="T114_53">las</text:span><text:span text:style-name="T114_54"><text:s/></text:span><text:span text:style-name="T114_55">donaciones</text:span><text:span text:style-name="T114_56">,<text:s/></text:span><text:span text:style-name="T114_57">valoración</text:span><text:span text:style-name="T114_58">/</text:span><text:span text:style-name="T114_59">puntuación</text:span><text:span text:style-name="T114_60">/</text:span><text:span text:style-name="T114_61">rango</text:span><text:span text:style-name="T114_62"><text:s/>-&gt;<text:s/></text:span><text:span text:style-name="T114_63">para</text:span><text:span text:style-name="T114_64"><text:s/></text:span><text:span text:style-name="T114_65">ranking</text:span><text:span text:style-name="T114_66"><text:s/></text:span><text:span text:style-name="T114_67">usuarios</text:span></text:p>
        </text:list-item>
        <text:list-item>
          <text:p text:style-name="P115"><text:span text:style-name="T115_1">RI</text:span><text:span text:style-name="T115_2">-3:<text:s/></text:span><text:span text:style-name="T115_3">se</text:span><text:span text:style-name="T115_4"><text:s/></text:span><text:span text:style-name="T115_5">debe</text:span><text:span text:style-name="T115_6"><text:s/></text:span><text:span text:style-name="T115_7">mantener</text:span><text:span text:style-name="T115_8"><text:s/></text:span><text:span text:style-name="T115_9">información</text:span><text:span text:style-name="T115_10"><text:s/></text:span><text:span text:style-name="T115_11">acerca</text:span><text:span text:style-name="T115_12"><text:s/></text:span><text:span text:style-name="T115_13">de</text:span><text:span text:style-name="T115_14"><text:s/></text:span><text:span text:style-name="T115_15">las</text:span><text:span text:style-name="T115_16"><text:s/></text:span><text:span text:style-name="T115_17">publicaciones</text:span><text:span text:style-name="T115_18"><text:s/></text:span><text:span text:style-name="T115_19">que</text:span><text:span text:style-name="T115_20"><text:s/></text:span><text:span text:style-name="T115_21">puede</text:span><text:span text:style-name="T115_22"><text:s/></text:span><text:span text:style-name="T115_23">realizar</text:span><text:span text:style-name="T115_24"><text:s/></text:span><text:span text:style-name="T115_25">un</text:span><text:span text:style-name="T115_26"><text:s/></text:span><text:span text:style-name="T115_27">usuario</text:span><text:span text:style-name="T115_28"><text:s/></text:span><text:span text:style-name="T115_29">en</text:span><text:span text:style-name="T115_30"><text:s/></text:span><text:span text:style-name="T115_31">las</text:span><text:span text:style-name="T115_32"><text:s/></text:span><text:span text:style-name="T115_33">que</text:span><text:span text:style-name="T115_34"><text:s/></text:span><text:span text:style-name="T115_35">plantea</text:span><text:span text:style-name="T115_36"><text:s/></text:span><text:span text:style-name="T115_37">sus</text:span><text:span text:style-name="T115_38"><text:s/></text:span><text:span text:style-name="T115_39">dudas</text:span><text:span text:style-name="T115_40"><text:s/></text:span><text:span text:style-name="T115_41">de</text:span><text:span text:style-name="T115_42"><text:s/></text:span><text:span text:style-name="T115_43">programación</text:span><text:span text:style-name="T115_44">.<text:s/></text:span><text:span text:style-name="T115_45">Así</text:span><text:span text:style-name="T115_46">,<text:s/></text:span><text:span text:style-name="T115_47">será</text:span><text:span text:style-name="T115_48"><text:s/></text:span><text:span text:style-name="T115_49">necesario</text:span><text:span text:style-name="T115_50"><text:s/></text:span><text:span text:style-name="T115_51">almacenar</text:span><text:span text:style-name="T115_52"><text:s/></text:span><text:span text:style-name="T115_53">el</text:span><text:span text:style-name="T115_54"><text:s/></text:span><text:span text:style-name="T115_55">autor</text:span><text:span text:style-name="T115_56">,<text:s/></text:span><text:span text:style-name="T115_57">título</text:span><text:span text:style-name="T115_58">,<text:s/></text:span><text:span text:style-name="T115_59">lenguaje</text:span><text:span text:style-name="T115_60"><text:s/></text:span><text:span text:style-name="T115_61">de</text:span><text:span text:style-name="T115_62"><text:s/></text:span><text:span text:style-name="T115_63">programación</text:span><text:span text:style-name="T115_64">,<text:s/></text:span><text:span text:style-name="T115_65">contenido</text:span><text:span text:style-name="T115_66"><text:s/></text:span><text:span text:style-name="T115_67">y</text:span><text:span text:style-name="T115_68"><text:s/></text:span><text:span text:style-name="T115_69">fecha</text:span><text:span text:style-name="T115_70"><text:s/></text:span><text:span text:style-name="T115_71">de</text:span><text:span text:style-name="T115_72"><text:s/></text:span><text:span text:style-name="T115_73">la</text:span><text:span text:style-name="T115_74"><text:s/></text:span><text:span text:style-name="T115_75">misma</text:span></text:p>
        </text:list-item>
        <text:list-item>
          <text:p text:style-name="P116"><text:span text:style-name="T116_1">RI</text:span><text:span text:style-name="T116_2">-4:<text:s/></text:span><text:span text:style-name="T116_3">se</text:span><text:span text:style-name="T116_4"><text:s/></text:span><text:span text:style-name="T116_5">debe</text:span><text:span text:style-name="T116_6"><text:s/></text:span><text:span text:style-name="T116_7">mantener</text:span><text:span text:style-name="T116_8"><text:s/></text:span><text:span text:style-name="T116_9">información</text:span><text:span text:style-name="T116_10"><text:s/></text:span><text:span text:style-name="T116_11">acerca</text:span><text:span text:style-name="T116_12"><text:s/></text:span><text:span text:style-name="T116_13">de</text:span><text:span text:style-name="T116_14"><text:s/></text:span><text:span text:style-name="T116_15">las</text:span><text:span text:style-name="T116_16"><text:s/></text:span><text:span text:style-name="T116_17">respuestas</text:span><text:span text:style-name="T116_18"><text:s/></text:span><text:span text:style-name="T116_19">que</text:span><text:span text:style-name="T116_20"><text:s/></text:span><text:span text:style-name="T116_21">reciba</text:span><text:span text:style-name="T116_22"><text:s/></text:span><text:span text:style-name="T116_23">una</text:span><text:span text:style-name="T116_24"><text:s/></text:span><text:span text:style-name="T116_25">publicación</text:span><text:span text:style-name="T116_26"><text:s/></text:span><text:span text:style-name="T116_27">de</text:span><text:span text:style-name="T116_28"><text:s/></text:span><text:span text:style-name="T116_29">un</text:span><text:span text:style-name="T116_30"><text:s/></text:span><text:span text:style-name="T116_31">determinado</text:span><text:span text:style-name="T116_32"><text:s/></text:span><text:span text:style-name="T116_33">usuario</text:span><text:span text:style-name="T116_34">.<text:s/></text:span><text:span text:style-name="T116_35">Será</text:span><text:span text:style-name="T116_36"><text:s/></text:span><text:span text:style-name="T116_37">necesario</text:span><text:span text:style-name="T116_38"><text:s/></text:span><text:span text:style-name="T116_39">almacenar</text:span><text:span text:style-name="T116_40"><text:s/></text:span><text:span text:style-name="T116_41">el</text:span><text:span text:style-name="T116_42"><text:s/></text:span><text:span text:style-name="T116_43">autor</text:span><text:span text:style-name="T116_44">,<text:s/></text:span><text:span text:style-name="T116_45">contenido</text:span><text:span text:style-name="T116_46">,<text:s/></text:span><text:span text:style-name="T116_47">valoración</text:span><text:span text:style-name="T116_48"><text:s/></text:span><text:span text:style-name="T116_49">y</text:span><text:span text:style-name="T116_50"><text:s/></text:span><text:span text:style-name="T116_51">fecha</text:span><text:span text:style-name="T116_52"><text:s/></text:span><text:span text:style-name="T116_53">de</text:span><text:span text:style-name="T116_54"><text:s/></text:span><text:span text:style-name="T116_55">la</text:span><text:span text:style-name="T116_56"><text:s/></text:span><text:span text:style-name="T116_57">misma</text:span></text:p>
        </text:list-item>
        <text:list-item>
          <text:p text:style-name="P117"><text:span text:style-name="T117_1">RI</text:span><text:span text:style-name="T117_2">-5:<text:s/></text:span></text:p>
        </text:list-item>
      </text:list>
      <text:h text:style-name="P118" text:outline-level="10"><text:bookmark-start text:name="h.i9jw1w17ysj"/><text:bookmark-end text:name="h.i9jw1w17ysj"/><text:span text:style-name="T118_1">Requisitos</text:span><text:span text:style-name="T118_2"><text:s/></text:span><text:span text:style-name="T118_3">funcionales</text:span></text:h>
      <text:p text:style-name="P119"/>
      <text:list text:style-name="LS7" xml:id="list23">
        <text:list-item>
          <text:p text:style-name="P120"><text:span text:style-name="T120_1">RF</text:span><text:span text:style-name="T120_2">-1:<text:s/></text:span><text:span text:style-name="T120_3">la</text:span><text:span text:style-name="T120_4"><text:s/></text:span><text:span text:style-name="T120_5">página</text:span><text:span text:style-name="T120_6"><text:s/></text:span><text:span text:style-name="T120_7">debe</text:span><text:span text:style-name="T120_8"><text:s/></text:span><text:span text:style-name="T120_9">poder</text:span><text:span text:style-name="T120_10"><text:s/></text:span><text:span text:style-name="T120_11">registrar</text:span><text:span text:style-name="T120_12"><text:s/></text:span><text:span text:style-name="T120_13">usuarios</text:span></text:p>
        </text:list-item>
        <text:list-item>
          <text:p text:style-name="P121"><text:span text:style-name="T121_1">RF</text:span><text:span text:style-name="T121_2">-2:<text:s/></text:span><text:span text:style-name="T121_3">un</text:span><text:span text:style-name="T121_4"><text:s/></text:span><text:span text:style-name="T121_5">usuario</text:span><text:span text:style-name="T121_6"><text:s/></text:span><text:span text:style-name="T121_7">se</text:span><text:span text:style-name="T121_8"><text:s/></text:span><text:span text:style-name="T121_9">debe</text:span><text:span text:style-name="T121_10"><text:s/></text:span><text:span text:style-name="T121_11">poder</text:span><text:span text:style-name="T121_12"><text:s/></text:span><text:span text:style-name="T121_13">loguear</text:span><text:span text:style-name="T121_14"><text:s/></text:span><text:span text:style-name="T121_15">en</text:span><text:span text:style-name="T121_16"><text:s/></text:span><text:span text:style-name="T121_17">el</text:span><text:span text:style-name="T121_18"><text:s/></text:span><text:span text:style-name="T121_19">sistema</text:span></text:p>
        </text:list-item>
        <text:list-item>
          <text:p text:style-name="P122"><text:span text:style-name="T122_1">RF</text:span><text:span text:style-name="T122_2">-3:<text:s/></text:span><text:span text:style-name="T122_3">un</text:span><text:span text:style-name="T122_4"><text:s/></text:span><text:span text:style-name="T122_5">usuario</text:span><text:span text:style-name="T122_6"><text:s/></text:span><text:span text:style-name="T122_7">debe</text:span><text:span text:style-name="T122_8"><text:s/></text:span><text:span text:style-name="T122_9">poder</text:span><text:span text:style-name="T122_10"><text:s/></text:span><text:span text:style-name="T122_11">crear</text:span><text:span text:style-name="T122_12"><text:s/></text:span><text:span text:style-name="T122_13">una</text:span><text:span text:style-name="T122_14"><text:s/></text:span><text:span text:style-name="T122_15">publicación</text:span></text:p>
        </text:list-item>
        <text:list-item>
          <text:p text:style-name="P123"><text:span text:style-name="T123_1">RF</text:span><text:span text:style-name="T123_2">-4:<text:s/></text:span><text:span text:style-name="T123_3">un</text:span><text:span text:style-name="T123_4"><text:s/></text:span><text:span text:style-name="T123_5">usuario</text:span><text:span text:style-name="T123_6"><text:s/></text:span><text:span text:style-name="T123_7">debe</text:span><text:span text:style-name="T123_8"><text:s/></text:span><text:span text:style-name="T123_9">poder</text:span><text:span text:style-name="T123_10"><text:s/></text:span><text:span text:style-name="T123_11">responder</text:span><text:span text:style-name="T123_12"><text:s/></text:span><text:span text:style-name="T123_13">una</text:span><text:span text:style-name="T123_14"><text:s/></text:span><text:span text:style-name="T123_15">publicación</text:span></text:p>
        </text:list-item>
        <text:list-item>
          <text:p text:style-name="P124"><text:span text:style-name="T124_1">RF</text:span><text:span text:style-name="T124_2">-5:<text:s/></text:span><text:span text:style-name="T124_3">un</text:span><text:span text:style-name="T124_4"><text:s/></text:span><text:span text:style-name="T124_5">usuario</text:span><text:span text:style-name="T124_6"><text:s/></text:span><text:span text:style-name="T124_7">debe</text:span><text:span text:style-name="T124_8"><text:s/></text:span><text:span text:style-name="T124_9">poder</text:span><text:span text:style-name="T124_10"><text:s/></text:span><text:span text:style-name="T124_11">valorar</text:span><text:span text:style-name="T124_12"><text:s/></text:span><text:span text:style-name="T124_13">una</text:span><text:span text:style-name="T124_14"><text:s/></text:span><text:span text:style-name="T124_15">respuesta</text:span></text:p>
        </text:list-item>
        <text:list-item>
          <text:p text:style-name="P125"><text:span text:style-name="T125_1">RF</text:span><text:span text:style-name="T125_2">-6:<text:s/></text:span><text:span text:style-name="T125_3">un</text:span><text:span text:style-name="T125_4"><text:s/></text:span><text:span text:style-name="T125_5">usuario</text:span><text:span text:style-name="T125_6"><text:s/></text:span><text:span text:style-name="T125_7">debe</text:span><text:span text:style-name="T125_8"><text:s/></text:span><text:span text:style-name="T125_9">poder</text:span><text:span text:style-name="T125_10"><text:s/></text:span><text:span text:style-name="T125_11">editar</text:span><text:span text:style-name="T125_12"><text:s/></text:span><text:span text:style-name="T125_13">su</text:span><text:span text:style-name="T125_14"><text:s/></text:span><text:span text:style-name="T125_15">perfil</text:span></text:p>
        </text:list-item>
      </text:list>
      <text:h text:style-name="P126" text:outline-level="10"><text:bookmark-start text:name="h.hpavd0pq9miu"/><text:bookmark-end text:name="h.hpavd0pq9miu"/><text:span text:style-name="T126_1">Requisitos</text:span><text:span text:style-name="T126_2"><text:s/></text:span><text:span text:style-name="T126_3">no</text:span><text:span text:style-name="T126_4"><text:s/></text:span><text:span text:style-name="T126_5">funcionales</text:span></text:h>
      <text:list text:style-name="LS8" xml:id="list29">
        <text:list-item>
          <text:p text:style-name="P127"><text:span text:style-name="T127_1">RNF</text:span><text:span text:style-name="T127_2">-1: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mbria" svg:font-family="Cambr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